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6.14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map style:condition="cell-content()=&quot;Y&quot;" style:apply-style-name="Good" style:base-cell-address="data.A5"/>
      <style:map style:condition="cell-content()=&quot;N&quot;" style:apply-style-name="Bad" style:base-cell-address="data.A5"/>
    </style:style>
    <style:style style:name="ce2" style:family="table-cell" style:parent-style-name="Default" style:data-style-name="N0">
      <style:map style:condition="cell-content()=&quot;Y&quot;" style:apply-style-name="Good" style:base-cell-address="data.A5"/>
      <style:map style:condition="cell-content()=&quot;N&quot;" style:apply-style-name="Bad" style:base-cell-address="data.A5"/>
    </style:style>
    <style:style style:name="ce3" style:family="table-cell" style:parent-style-name="Default">
      <style:map style:condition="cell-content()=0" style:apply-style-name="Accent" style:base-cell-address="data.B5"/>
    </style:style>
    <style:style style:name="ce4" style:family="table-cell" style:parent-style-name="Heading_20_1">
      <style:map style:condition="cell-content()=&quot;Y&quot;" style:apply-style-name="Good" style:base-cell-address="data.I2"/>
      <style:map style:condition="cell-content()=&quot;N&quot;" style:apply-style-name="Bad" style:base-cell-address="data.I2"/>
    </style:style>
    <style:style style:name="ce5" style:family="table-cell" style:parent-style-name="Heading_20_2">
      <style:map style:condition="cell-content()=&quot;Y&quot;" style:apply-style-name="Good" style:base-cell-address="data.I2"/>
      <style:map style:condition="cell-content()=&quot;N&quot;" style:apply-style-name="Bad" style:base-cell-address="data.I2"/>
    </style:style>
    <style:style style:name="ce6" style:family="table-cell" style:parent-style-name="Default">
      <style:map style:condition="cell-content()=&quot;Y&quot;" style:apply-style-name="Good" style:base-cell-address="data.I2"/>
      <style:map style:condition="cell-content()=&quot;N&quot;" style:apply-style-name="Bad" style:base-cell-address="data.I2"/>
    </style:style>
    <style:style style:name="ce7" style:family="table-cell" style:parent-style-name="Default">
      <style:map style:condition="cell-content()=0" style:apply-style-name="Accent" style:base-cell-address="data.B5"/>
    </style:style>
    <style:style style:name="ce8" style:family="table-cell" style:parent-style-name="Default">
      <style:map style:condition="cell-content()=&quot;Y&quot;" style:apply-style-name="Good" style:base-cell-address="data.I2"/>
      <style:map style:condition="cell-content()=&quot;N&quot;" style:apply-style-name="Bad" style:base-cell-address="data.I2"/>
    </style:style>
    <style:style style:name="ce9" style:family="table-cell" style:parent-style-name="Default">
      <style:map style:condition="cell-content()=&quot;Y&quot;" style:apply-style-name="Good" style:base-cell-address="data.I2"/>
      <style:map style:condition="cell-content()=&quot;N&quot;" style:apply-style-name="Bad" style:base-cell-address="data.I2"/>
    </style:style>
    <style:style style:name="ce10" style:family="table-cell" style:parent-style-name="Heading_20_2">
      <style:map style:condition="cell-content()=&quot;Y&quot;" style:apply-style-name="Good" style:base-cell-address="'different-results'.H2"/>
      <style:map style:condition="cell-content()=&quot;N&quot;" style:apply-style-name="Bad" style:base-cell-address="'different-results'.H2"/>
    </style:style>
    <style:style style:name="ce11" style:family="table-cell" style:parent-style-name="Default">
      <style:map style:condition="cell-content()=&quot;Y&quot;" style:apply-style-name="Good" style:base-cell-address="'different-results'.H2"/>
      <style:map style:condition="cell-content()=&quot;N&quot;" style:apply-style-name="Bad" style:base-cell-address="'different-results'.H2"/>
    </style:style>
    <style:style style:name="ce12" style:family="table-cell" style:parent-style-name="Default">
      <style:map style:condition="cell-content()=&quot;Y&quot;" style:apply-style-name="Good" style:base-cell-address="'different-results'.H2"/>
      <style:map style:condition="cell-content()=&quot;N&quot;" style:apply-style-name="Bad" style:base-cell-address="'different-results'.H2"/>
    </style:style>
    <style:style style:name="ce13" style:family="table-cell" style:parent-style-name="Heading_20_2">
      <style:map style:condition="cell-content()=&quot;Y&quot;" style:apply-style-name="Good" style:base-cell-address="models.H2"/>
      <style:map style:condition="cell-content()=&quot;N&quot;" style:apply-style-name="Bad" style:base-cell-address="models.H2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row table:style-name="ro1">
          <table:table-cell table:style-name="Heading_20_1" office:value-type="string" calcext:value-type="string" table:number-columns-spanned="1" table:number-rows-spanned="4">
            <text:p>Same predictions?</text:p>
          </table:table-cell>
          <table:table-cell table:style-name="Heading_20_1" office:value-type="string" calcext:value-type="string" table:number-columns-spanned="24" table:number-rows-spanned="1">
            <text:p>Filters</text:p>
          </table:table-cell>
          <table:covered-table-cell table:number-columns-repeated="6" table:style-name="Heading_20_1"/>
          <table:covered-table-cell table:style-name="ce4"/>
          <table:covered-table-cell table:number-columns-repeated="16" table:style-name="Heading_20_1"/>
        </table:table-row>
        <table:table-row table:style-name="ro2">
          <table:covered-table-cell table:style-name="Heading_20_1"/>
          <table:table-cell table:style-name="Heading_20_2" office:value-type="string" calcext:value-type="string" table:number-columns-spanned="8" table:number-rows-spanned="1">
            <text:p>None</text:p>
          </table:table-cell>
          <table:covered-table-cell table:number-columns-repeated="6" table:style-name="Heading_20_2"/>
          <table:covered-table-cell table:style-name="ce5"/>
          <table:table-cell table:style-name="Heading_20_2" office:value-type="string" calcext:value-type="string" table:number-columns-spanned="8" table:number-rows-spanned="1">
            <text:p>Standardised</text:p>
          </table:table-cell>
          <table:covered-table-cell table:number-columns-repeated="7" table:style-name="Heading_20_2"/>
          <table:table-cell table:style-name="Heading_20_2" office:value-type="string" calcext:value-type="string" table:number-columns-spanned="8" table:number-rows-spanned="1">
            <text:p>Normalised</text:p>
          </table:table-cell>
          <table:covered-table-cell table:number-columns-repeated="7" table:style-name="Heading_20_2"/>
        </table:table-row>
        <table:table-row table:style-name="ro3">
          <table:covered-table-cell table:style-name="Heading_20_1"/>
          <table:table-cell office:value-type="string" calcext:value-type="string" table:number-columns-spanned="2" table:number-rows-spanned="1">
            <text:p>Sepal</text:p>
          </table:table-cell>
          <table:covered-table-cell/>
          <table:table-cell office:value-type="string" calcext:value-type="string" table:number-columns-spanned="2" table:number-rows-spanned="1">
            <text:p>Petal</text:p>
          </table:table-cell>
          <table:covered-table-cell/>
          <table:table-cell office:value-type="string" calcext:value-type="string" table:number-columns-spanned="1" table:number-rows-spanned="2">
            <text:p>Margin</text:p>
          </table:table-cell>
          <table:table-cell office:value-type="string" calcext:value-type="string" table:number-columns-spanned="2" table:number-rows-spanned="1">
            <text:p>Class</text:p>
          </table:table-cell>
          <table:covered-table-cell/>
          <table:table-cell table:style-name="ce6" office:value-type="string" calcext:value-type="string" table:number-columns-spanned="1" table:number-rows-spanned="2">
            <text:p>Match?</text:p>
          </table:table-cell>
          <table:table-cell office:value-type="string" calcext:value-type="string" table:number-columns-spanned="2" table:number-rows-spanned="1">
            <text:p>Sepal</text:p>
          </table:table-cell>
          <table:covered-table-cell/>
          <table:table-cell office:value-type="string" calcext:value-type="string" table:number-columns-spanned="2" table:number-rows-spanned="1">
            <text:p>Petal</text:p>
          </table:table-cell>
          <table:covered-table-cell/>
          <table:table-cell office:value-type="string" calcext:value-type="string" table:number-columns-spanned="1" table:number-rows-spanned="2">
            <text:p>Margin</text:p>
          </table:table-cell>
          <table:table-cell office:value-type="string" calcext:value-type="string" table:number-columns-spanned="2" table:number-rows-spanned="1">
            <text:p>Class</text:p>
          </table:table-cell>
          <table:covered-table-cell/>
          <table:table-cell table:style-name="ce9" office:value-type="string" calcext:value-type="string" table:number-columns-spanned="1" table:number-rows-spanned="2">
            <text:p>Match?</text:p>
          </table:table-cell>
          <table:table-cell office:value-type="string" calcext:value-type="string" table:number-columns-spanned="2" table:number-rows-spanned="1">
            <text:p>Sepal</text:p>
          </table:table-cell>
          <table:covered-table-cell/>
          <table:table-cell office:value-type="string" calcext:value-type="string" table:number-columns-spanned="2" table:number-rows-spanned="1">
            <text:p>Petal</text:p>
          </table:table-cell>
          <table:covered-table-cell/>
          <table:table-cell office:value-type="string" calcext:value-type="string" table:number-columns-spanned="1" table:number-rows-spanned="2">
            <text:p>Margin</text:p>
          </table:table-cell>
          <table:table-cell office:value-type="string" calcext:value-type="string" table:number-columns-spanned="2" table:number-rows-spanned="1">
            <text:p>Class</text:p>
          </table:table-cell>
          <table:covered-table-cell/>
          <table:table-cell table:style-name="ce9" office:value-type="string" calcext:value-type="string" table:number-columns-spanned="1" table:number-rows-spanned="2">
            <text:p>Match?</text:p>
          </table:table-cell>
        </table:table-row>
        <table:table-row table:style-name="ro3">
          <table:covered-table-cell table:style-name="Heading_20_1"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covered-table-cell/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  <table:covered-table-cell table:style-name="Default"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covered-table-cell/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  <table:covered-table-cell table:style-name="Default"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covered-table-cell/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  <table:covered-table-cell table:style-name="Default"/>
        </table:table-row>
        <table:table-row table:style-name="ro3">
          <table:table-cell table:style-name="ce1" table:formula="of:=IF(AND(EXACT([.I5];[.Q5]);EXACT([.Q5];[.Y5]));&quot;Y&quot;;&quot;N&quot;)" office:value-type="string" office:string-value="Y" calcext:value-type="string">
            <text:p>Y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Iris-virginica</text:p>
          </table:table-cell>
          <table:table-cell table:style-name="ce7" table:formula="of:=IF(EXACT([.G5];[.H5]);&quot;Y&quot;;&quot;N&quot;)" office:value-type="string" office:string-value="Y" calcext:value-type="string">
            <text:p>Y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1.043591" calcext:value-type="float">
            <text:p>1.043591</text:p>
          </table:table-cell>
          <table:table-cell office:value-type="float" office:value="1.574155" calcext:value-type="float">
            <text:p>1.574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5];[.P5]);&quot;Y&quot;;&quot;N&quot;)" office:value-type="string" office:string-value="Y" calcext:value-type="string">
            <text:p>Y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779661" calcext:value-type="float">
            <text:p>0.77966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5];[.X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];[.Q6]);EXACT([.Q6];[.Y6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.87698" calcext:value-type="float">
            <text:p>0.8769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6];[.H6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64686" calcext:value-type="float">
            <text:p>0.64686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416379" calcext:value-type="float">
            <text:p>0.41637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6];[.P6]);&quot;Y&quot;;&quot;N&quot;)" office:value-type="string" office:string-value="Y" calcext:value-type="string">
            <text:p>Y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61017" calcext:value-type="float">
            <text:p>0.66101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87285" calcext:value-type="float">
            <text:p>0.88728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6];[.X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];[.Q7]);EXACT([.Q7];[.Y7]));&quot;Y&quot;;&quot;N&quot;)" office:value-type="string" office:string-value="Y" calcext:value-type="string">
            <text:p>Y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.999718" calcext:value-type="float">
            <text:p>0.99971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7];[.H7]);&quot;Y&quot;;&quot;N&quot;)" office:value-type="string" office:string-value="Y" calcext:value-type="string">
            <text:p>Y</text:p>
          </table:table-cell>
          <table:table-cell office:value-type="float" office:value="0.793012" calcext:value-type="float">
            <text:p>0.793012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1.050019" calcext:value-type="float">
            <text:p>1.050019</text:p>
          </table:table-cell>
          <table:table-cell office:value-type="float" office:value="0.997748" calcext:value-type="float">
            <text:p>0.99774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7];[.P7]);&quot;Y&quot;;&quot;N&quot;)" office:value-type="string" office:string-value="Y" calcext:value-type="string">
            <text:p>Y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" calcext:value-type="float">
            <text:p>0.5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99984" calcext:value-type="float">
            <text:p>0.9998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7];[.X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];[.Q8]);EXACT([.Q8];[.Y8]));&quot;Y&quot;;&quot;N&quot;)" office:value-type="string" office:string-value="Y" calcext:value-type="string">
            <text:p>Y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.9975" calcext:value-type="float">
            <text:p>0.997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8];[.H8]);&quot;Y&quot;;&quot;N&quot;)" office:value-type="string" office:string-value="Y" calcext:value-type="string">
            <text:p>Y</text:p>
          </table:table-cell>
          <table:table-cell office:value-type="float" office:value="0.672249" calcext:value-type="float">
            <text:p>0.672249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986915" calcext:value-type="float">
            <text:p>0.986915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986412" calcext:value-type="float">
            <text:p>0.986412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8];[.P8]);&quot;Y&quot;;&quot;N&quot;)" office:value-type="string" office:string-value="Y" calcext:value-type="string">
            <text:p>Y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762712" calcext:value-type="float">
            <text:p>0.762712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98252" calcext:value-type="float">
            <text:p>0.998252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8];[.X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];[.Q9]);EXACT([.Q9];[.Y9]));&quot;Y&quot;;&quot;N&quot;)" office:value-type="string" office:string-value="Y" calcext:value-type="string">
            <text:p>Y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9];[.H9]);&quot;Y&quot;;&quot;N&quot;)" office:value-type="string" office:string-value="Y" calcext:value-type="string">
            <text:p>Y</text:p>
          </table:table-cell>
          <table:table-cell office:value-type="float" office:value="0.793012" calcext:value-type="float">
            <text:p>0.793012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1.156943" calcext:value-type="float">
            <text:p>1.156943</text:p>
          </table:table-cell>
          <table:table-cell office:value-type="float" office:value="1.312087" calcext:value-type="float">
            <text:p>1.312087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9];[.P9]);&quot;Y&quot;;&quot;N&quot;)" office:value-type="string" office:string-value="Y" calcext:value-type="string">
            <text:p>Y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13559" calcext:value-type="float">
            <text:p>0.813559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9];[.X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];[.Q10]);EXACT([.Q10];[.Y10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0];[.H10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1.720502" calcext:value-type="float">
            <text:p>1.720502</text:p>
          </table:table-cell>
          <table:table-cell office:value-type="float" office:value="-1.166767" calcext:value-type="float">
            <text:p>-1.166767</text:p>
          </table:table-cell>
          <table:table-cell office:value-type="float" office:value="-1.177559" calcext:value-type="float">
            <text:p>-1.177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0];[.P10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75" calcext:value-type="float">
            <text:p>0.75</text:p>
          </table:table-cell>
          <table:table-cell office:value-type="float" office:value="0.118644" calcext:value-type="float">
            <text:p>0.118644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0];[.X1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];[.Q11]);EXACT([.Q11];[.Y11]));&quot;Y&quot;;&quot;N&quot;)" office:value-type="string" office:string-value="Y" calcext:value-type="string">
            <text:p>Y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1];[.H11]);&quot;Y&quot;;&quot;N&quot;)" office:value-type="string" office:string-value="Y" calcext:value-type="string">
            <text:p>Y</text:p>
          </table:table-cell>
          <table:table-cell office:value-type="float" office:value="-1.380727" calcext:value-type="float">
            <text:p>-1.380727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-1.223442" calcext:value-type="float">
            <text:p>-1.223442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1];[.P11]);&quot;Y&quot;;&quot;N&quot;)" office:value-type="string" office:string-value="Y" calcext:value-type="string">
            <text:p>Y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5" calcext:value-type="float">
            <text:p>0.5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1];[.X1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];[.Q12]);EXACT([.Q12];[.Y12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2];[.H12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1.028611" calcext:value-type="float">
            <text:p>1.028611</text:p>
          </table:table-cell>
          <table:table-cell office:value-type="float" office:value="-1.39347" calcext:value-type="float">
            <text:p>-1.39347</text:p>
          </table:table-cell>
          <table:table-cell office:value-type="float" office:value="-1.177559" calcext:value-type="float">
            <text:p>-1.177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2];[.P12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2];[.X1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];[.Q13]);EXACT([.Q13];[.Y13]));&quot;Y&quot;;&quot;N&quot;)" office:value-type="string" office:string-value="Y" calcext:value-type="string">
            <text:p>Y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3];[.H13]);&quot;Y&quot;;&quot;N&quot;)" office:value-type="string" office:string-value="Y" calcext:value-type="string">
            <text:p>Y</text:p>
          </table:table-cell>
          <table:table-cell office:value-type="float" office:value="-0.535384" calcext:value-type="float">
            <text:p>-0.535384</text:p>
          </table:table-cell>
          <table:table-cell office:value-type="float" office:value="1.951133" calcext:value-type="float">
            <text:p>1.951133</text:p>
          </table:table-cell>
          <table:table-cell office:value-type="float" office:value="-1.39347" calcext:value-type="float">
            <text:p>-1.39347</text:p>
          </table:table-cell>
          <table:table-cell office:value-type="float" office:value="-1.046525" calcext:value-type="float">
            <text:p>-1.04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3];[.P13]);&quot;Y&quot;;&quot;N&quot;)" office:value-type="string" office:string-value="Y" calcext:value-type="string">
            <text:p>Y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3];[.X1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];[.Q14]);EXACT([.Q14];[.Y14]));&quot;Y&quot;;&quot;N&quot;)" office:value-type="string" office:string-value="Y" calcext:value-type="string">
            <text:p>Y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4];[.H14]);&quot;Y&quot;;&quot;N&quot;)" office:value-type="string" office:string-value="Y" calcext:value-type="string">
            <text:p>Y</text:p>
          </table:table-cell>
          <table:table-cell office:value-type="float" office:value="-1.259964" calcext:value-type="float">
            <text:p>-1.259964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-1.223442" calcext:value-type="float">
            <text:p>-1.223442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4];[.P14]);&quot;Y&quot;;&quot;N&quot;)" office:value-type="string" office:string-value="Y" calcext:value-type="string">
            <text:p>Y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4];[.X1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5];[.Q15]);EXACT([.Q15];[.Y15]));&quot;Y&quot;;&quot;N&quot;)" office:value-type="string" office:string-value="Y" calcext:value-type="string">
            <text:p>Y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0.999745" calcext:value-type="float">
            <text:p>0.99974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5];[.H15]);&quot;Y&quot;;&quot;N&quot;)" office:value-type="string" office:string-value="Y" calcext:value-type="string">
            <text:p>Y</text:p>
          </table:table-cell>
          <table:table-cell office:value-type="float" office:value="0.309959" calcext:value-type="float">
            <text:p>0.309959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136778" calcext:value-type="float">
            <text:p>0.136778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9251" calcext:value-type="float">
            <text:p>0.99925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5];[.P15]);&quot;Y&quot;;&quot;N&quot;)" office:value-type="string" office:string-value="Y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8475" calcext:value-type="float">
            <text:p>0.508475</text:p>
          </table:table-cell>
          <table:table-cell office:value-type="float" office:value="0.5" calcext:value-type="float">
            <text:p>0.5</text:p>
          </table:table-cell>
          <table:table-cell office:value-type="float" office:value="0.999783" calcext:value-type="float">
            <text:p>0.99978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5];[.X1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6];[.Q16]);EXACT([.Q16];[.Y16]));&quot;Y&quot;;&quot;N&quot;)" office:value-type="string" office:string-value="Y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float" office:value="0.749719" calcext:value-type="float">
            <text:p>0.74971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6];[.H16]);&quot;Y&quot;;&quot;N&quot;)" office:value-type="string" office:string-value="Y" calcext:value-type="string">
            <text:p>Y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533509" calcext:value-type="float">
            <text:p>0.533509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380273" calcext:value-type="float">
            <text:p>0.38027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6];[.P16]);&quot;Y&quot;;&quot;N&quot;)" office:value-type="string" office:string-value="Y" calcext:value-type="string">
            <text:p>Y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06289" calcext:value-type="float">
            <text:p>0.70628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6];[.X1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7];[.Q17]);EXACT([.Q17];[.Y17]));&quot;Y&quot;;&quot;N&quot;)" office:value-type="string" office:string-value="Y" calcext:value-type="string">
            <text:p>Y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0.999975" calcext:value-type="float">
            <text:p>0.99997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7];[.H17]);&quot;Y&quot;;&quot;N&quot;)" office:value-type="string" office:string-value="Y" calcext:value-type="string">
            <text:p>Y</text:p>
          </table:table-cell>
          <table:table-cell office:value-type="float" office:value="-0.293857" calcext:value-type="float">
            <text:p>-0.293857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0.080102" calcext:value-type="float">
            <text:p>0.080102</text:p>
          </table:table-cell>
          <table:table-cell office:value-type="float" office:value="-0.129287" calcext:value-type="float">
            <text:p>-0.129287</text:p>
          </table:table-cell>
          <table:table-cell office:value-type="float" office:value="0.999975" calcext:value-type="float">
            <text:p>0.99997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7];[.P17]);&quot;Y&quot;;&quot;N&quot;)" office:value-type="string" office:string-value="Y" calcext:value-type="string">
            <text:p>Y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491525" calcext:value-type="float">
            <text:p>0.49152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999972" calcext:value-type="float">
            <text:p>0.99997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7];[.X1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8];[.Q18]);EXACT([.Q18];[.Y18]));&quot;Y&quot;;&quot;N&quot;)" office:value-type="string" office:string-value="Y" calcext:value-type="string">
            <text:p>Y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0.998108" calcext:value-type="float">
            <text:p>0.99810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8];[.H18]);&quot;Y&quot;;&quot;N&quot;)" office:value-type="string" office:string-value="Y" calcext:value-type="string">
            <text:p>Y</text:p>
          </table:table-cell>
          <table:table-cell office:value-type="float" office:value="0.309959" calcext:value-type="float">
            <text:p>0.309959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533509" calcext:value-type="float">
            <text:p>0.533509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992824" calcext:value-type="float">
            <text:p>0.99282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8];[.P18]);&quot;Y&quot;;&quot;N&quot;)" office:value-type="string" office:string-value="Y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995916" calcext:value-type="float">
            <text:p>0.99591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8];[.X1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9];[.Q19]);EXACT([.Q19];[.Y19]));&quot;Y&quot;;&quot;N&quot;)" office:value-type="string" office:string-value="N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0.180658" calcext:value-type="float">
            <text:p>0.18065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9];[.H19]);&quot;Y&quot;;&quot;N&quot;)" office:value-type="string" office:string-value="Y" calcext:value-type="string">
            <text:p>Y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0.525883" calcext:value-type="float">
            <text:p>0.525883</text:p>
          </table:table-cell>
          <table:table-cell office:value-type="float" office:value="-0.256458" calcext:value-type="float">
            <text:p>-0.256458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O19];[.P19]);&quot;Y&quot;;&quot;N&quot;)" office:value-type="string" office:string-value="N" calcext:value-type="string">
            <text:p>N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8146" calcext:value-type="float">
            <text:p>0.2814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9];[.X1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0];[.Q20]);EXACT([.Q20];[.Y20]));&quot;Y&quot;;&quot;N&quot;)" office:value-type="string" office:string-value="Y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20];[.H20]);&quot;Y&quot;;&quot;N&quot;)" office:value-type="string" office:string-value="Y" calcext:value-type="string">
            <text:p>Y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816888" calcext:value-type="float">
            <text:p>0.816888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0.99999" calcext:value-type="float">
            <text:p>0.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20];[.P20]);&quot;Y&quot;;&quot;N&quot;)" office:value-type="string" office:string-value="Y" calcext:value-type="string">
            <text:p>Y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11864" calcext:value-type="float">
            <text:p>0.711864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20];[.X2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1];[.Q21]);EXACT([.Q21];[.Y21]));&quot;Y&quot;;&quot;N&quot;)" office:value-type="string" office:string-value="Y" calcext:value-type="string">
            <text:p>Y</text:p>
          </table:table-cell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21];[.H21]);&quot;Y&quot;;&quot;N&quot;)" office:value-type="string" office:string-value="Y" calcext:value-type="string">
            <text:p>Y</text:p>
          </table:table-cell>
          <table:table-cell office:value-type="float" office:value="2.242172" calcext:value-type="float">
            <text:p>2.242172</text:p>
          </table:table-cell>
          <table:table-cell office:value-type="float" office:value="-1.047062" calcext:value-type="float">
            <text:p>-1.047062</text:p>
          </table:table-cell>
          <table:table-cell office:value-type="float" office:value="1.780377" calcext:value-type="float">
            <text:p>1.780377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21];[.P21]);&quot;Y&quot;;&quot;N&quot;)" office:value-type="string" office:string-value="Y" calcext:value-type="string">
            <text:p>Y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21];[.X2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2];[.Q22]);EXACT([.Q22];[.Y22]));&quot;Y&quot;;&quot;N&quot;)" office:value-type="string" office:string-value="Y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22];[.H22]);&quot;Y&quot;;&quot;N&quot;)" office:value-type="string" office:string-value="Y" calcext:value-type="string">
            <text:p>Y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0.567351" calcext:value-type="float">
            <text:p>0.567351</text:p>
          </table:table-cell>
          <table:table-cell office:value-type="float" office:value="1.100267" calcext:value-type="float">
            <text:p>1.100267</text:p>
          </table:table-cell>
          <table:table-cell office:value-type="float" office:value="1.705189" calcext:value-type="float">
            <text:p>1.705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22];[.P22]);&quot;Y&quot;;&quot;N&quot;)" office:value-type="string" office:string-value="Y" calcext:value-type="string">
            <text:p>Y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9661" calcext:value-type="float">
            <text:p>0.796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22];[.X2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3];[.Q23]);EXACT([.Q23];[.Y23]));&quot;Y&quot;;&quot;N&quot;)" office:value-type="string" office:string-value="Y" calcext:value-type="string">
            <text:p>Y</text:p>
          </table:table-cell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23];[.H23]);&quot;Y&quot;;&quot;N&quot;)" office:value-type="string" office:string-value="Y" calcext:value-type="string">
            <text:p>Y</text:p>
          </table:table-cell>
          <table:table-cell office:value-type="float" office:value="2.242172" calcext:value-type="float">
            <text:p>2.242172</text:p>
          </table:table-cell>
          <table:table-cell office:value-type="float" office:value="1.720502" calcext:value-type="float">
            <text:p>1.720502</text:p>
          </table:table-cell>
          <table:table-cell office:value-type="float" office:value="1.667025" calcext:value-type="float">
            <text:p>1.667025</text:p>
          </table:table-cell>
          <table:table-cell office:value-type="float" office:value="1.312087" calcext:value-type="float">
            <text:p>1.312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23];[.P23]);&quot;Y&quot;;&quot;N&quot;)" office:value-type="string" office:string-value="Y" calcext:value-type="string">
            <text:p>Y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75" calcext:value-type="float">
            <text:p>0.75</text:p>
          </table:table-cell>
          <table:table-cell office:value-type="float" office:value="0.966102" calcext:value-type="float">
            <text:p>0.966102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23];[.X2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4];[.Q24]);EXACT([.Q24];[.Y24]));&quot;Y&quot;;&quot;N&quot;)" office:value-type="string" office:string-value="Y" calcext:value-type="string">
            <text:p>Y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.999653" calcext:value-type="float">
            <text:p>0.99965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24];[.H24]);&quot;Y&quot;;&quot;N&quot;)" office:value-type="string" office:string-value="Y" calcext:value-type="string">
            <text:p>Y</text:p>
          </table:table-cell>
          <table:table-cell office:value-type="float" office:value="0.793012" calcext:value-type="float">
            <text:p>0.793012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816888" calcext:value-type="float">
            <text:p>0.816888</text:p>
          </table:table-cell>
          <table:table-cell office:value-type="float" office:value="1.050019" calcext:value-type="float">
            <text:p>1.050019</text:p>
          </table:table-cell>
          <table:table-cell office:value-type="float" office:value="0.997113" calcext:value-type="float">
            <text:p>0.99711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24];[.P24]);&quot;Y&quot;;&quot;N&quot;)" office:value-type="string" office:string-value="Y" calcext:value-type="string">
            <text:p>Y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11864" calcext:value-type="float">
            <text:p>0.711864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99976" calcext:value-type="float">
            <text:p>0.99976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24];[.X2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5];[.Q25]);EXACT([.Q25];[.Y25]));&quot;Y&quot;;&quot;N&quot;)" office:value-type="string" office:string-value="Y" calcext:value-type="string">
            <text:p>Y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25];[.H25]);&quot;Y&quot;;&quot;N&quot;)" office:value-type="string" office:string-value="Y" calcext:value-type="string">
            <text:p>Y</text:p>
          </table:table-cell>
          <table:table-cell office:value-type="float" office:value="-1.1392" calcext:value-type="float">
            <text:p>-1.1392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25];[.P25]);&quot;Y&quot;;&quot;N&quot;)" office:value-type="string" office:string-value="Y" calcext:value-type="string">
            <text:p>Y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25];[.X2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6];[.Q26]);EXACT([.Q26];[.Y26]));&quot;Y&quot;;&quot;N&quot;)" office:value-type="string" office:string-value="Y" calcext:value-type="string">
            <text:p>Y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26];[.H26]);&quot;Y&quot;;&quot;N&quot;)" office:value-type="string" office:string-value="Y" calcext:value-type="string">
            <text:p>Y</text:p>
          </table:table-cell>
          <table:table-cell office:value-type="float" office:value="-0.656147" calcext:value-type="float">
            <text:p>-0.656147</text:p>
          </table:table-cell>
          <table:table-cell office:value-type="float" office:value="1.489872" calcext:value-type="float">
            <text:p>1.489872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26];[.P26]);&quot;Y&quot;;&quot;N&quot;)" office:value-type="string" office:string-value="Y" calcext:value-type="string">
            <text:p>Y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26];[.X2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7];[.Q27]);EXACT([.Q27];[.Y27]));&quot;Y&quot;;&quot;N&quot;)" office:value-type="string" office:string-value="Y" calcext:value-type="string">
            <text:p>Y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27];[.H27]);&quot;Y&quot;;&quot;N&quot;)" office:value-type="string" office:string-value="Y" calcext:value-type="string">
            <text:p>Y</text:p>
          </table:table-cell>
          <table:table-cell office:value-type="float" office:value="-1.50149" calcext:value-type="float">
            <text:p>-1.50149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27];[.P27]);&quot;Y&quot;;&quot;N&quot;)" office:value-type="string" office:string-value="Y" calcext:value-type="string">
            <text:p>Y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27];[.X2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8];[.Q28]);EXACT([.Q28];[.Y28]));&quot;Y&quot;;&quot;N&quot;)" office:value-type="string" office:string-value="Y" calcext:value-type="string">
            <text:p>Y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28];[.H28]);&quot;Y&quot;;&quot;N&quot;)" office:value-type="string" office:string-value="Y" calcext:value-type="string">
            <text:p>Y</text:p>
          </table:table-cell>
          <table:table-cell office:value-type="float" office:value="-1.622254" calcext:value-type="float">
            <text:p>-1.622254</text:p>
          </table:table-cell>
          <table:table-cell office:value-type="float" office:value="-1.738953" calcext:value-type="float">
            <text:p>-1.738953</text:p>
          </table:table-cell>
          <table:table-cell office:value-type="float" office:value="-1.39347" calcext:value-type="float">
            <text:p>-1.39347</text:p>
          </table:table-cell>
          <table:table-cell office:value-type="float" office:value="-1.177559" calcext:value-type="float">
            <text:p>-1.177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28];[.P28]);&quot;Y&quot;;&quot;N&quot;)" office:value-type="string" office:string-value="Y" calcext:value-type="string">
            <text:p>Y</text:p>
          </table:table-cell>
          <table:table-cell office:value-type="float" office:value="0.055556" calcext:value-type="float">
            <text:p>0.05555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28];[.X2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29];[.Q29]);EXACT([.Q29];[.Y29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29];[.H29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0.567351" calcext:value-type="float">
            <text:p>0.567351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29];[.P29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29];[.X2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0];[.Q30]);EXACT([.Q30];[.Y30]));&quot;Y&quot;;&quot;N&quot;)" office:value-type="string" office:string-value="Y" calcext:value-type="string">
            <text:p>Y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0.987382" calcext:value-type="float">
            <text:p>0.98738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30];[.H30]);&quot;Y&quot;;&quot;N&quot;)" office:value-type="string" office:string-value="Y" calcext:value-type="string">
            <text:p>Y</text:p>
          </table:table-cell>
          <table:table-cell office:value-type="float" office:value="0.913776" calcext:value-type="float">
            <text:p>0.913776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0.476833" calcext:value-type="float">
            <text:p>0.476833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51822" calcext:value-type="float">
            <text:p>0.95182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30];[.P30]);&quot;Y&quot;;&quot;N&quot;)" office:value-type="string" office:string-value="Y" calcext:value-type="string">
            <text:p>Y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375" calcext:value-type="float">
            <text:p>0.375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5" calcext:value-type="float">
            <text:p>0.5</text:p>
          </table:table-cell>
          <table:table-cell office:value-type="float" office:value="0.991748" calcext:value-type="float">
            <text:p>0.99174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30];[.X3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1];[.Q31]);EXACT([.Q31];[.Y31]));&quot;Y&quot;;&quot;N&quot;)" office:value-type="string" office:string-value="Y" calcext:value-type="string">
            <text:p>Y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0.999736" calcext:value-type="float">
            <text:p>0.99973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31];[.H31]);&quot;Y&quot;;&quot;N&quot;)" office:value-type="string" office:string-value="Y" calcext:value-type="string">
            <text:p>Y</text:p>
          </table:table-cell>
          <table:table-cell office:value-type="float" office:value="-0.293857" calcext:value-type="float">
            <text:p>-0.293857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193454" calcext:value-type="float">
            <text:p>0.193454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9217" calcext:value-type="float">
            <text:p>0.99921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31];[.P31]);&quot;Y&quot;;&quot;N&quot;)" office:value-type="string" office:string-value="Y" calcext:value-type="string">
            <text:p>Y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25424" calcext:value-type="float">
            <text:p>0.525424</text:p>
          </table:table-cell>
          <table:table-cell office:value-type="float" office:value="0.5" calcext:value-type="float">
            <text:p>0.5</text:p>
          </table:table-cell>
          <table:table-cell office:value-type="float" office:value="0.99973" calcext:value-type="float">
            <text:p>0.9997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31];[.X3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2];[.Q32]);EXACT([.Q32];[.Y32]));&quot;Y&quot;;&quot;N&quot;)" office:value-type="string" office:string-value="Y" calcext:value-type="string">
            <text:p>Y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32];[.H32]);&quot;Y&quot;;&quot;N&quot;)" office:value-type="string" office:string-value="Y" calcext:value-type="string">
            <text:p>Y</text:p>
          </table:table-cell>
          <table:table-cell office:value-type="float" office:value="-1.1392" calcext:value-type="float">
            <text:p>-1.1392</text:p>
          </table:table-cell>
          <table:table-cell office:value-type="float" office:value="-1.508322" calcext:value-type="float">
            <text:p>-1.508322</text:p>
          </table:table-cell>
          <table:table-cell office:value-type="float" office:value="-0.259953" calcext:value-type="float">
            <text:p>-0.259953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32];[.P32]);&quot;Y&quot;;&quot;N&quot;)" office:value-type="string" office:string-value="Y" calcext:value-type="string">
            <text:p>Y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.389831" calcext:value-type="float">
            <text:p>0.38983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32];[.X3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3];[.Q33]);EXACT([.Q33];[.Y33]));&quot;Y&quot;;&quot;N&quot;)" office:value-type="string" office:string-value="Y" calcext:value-type="string">
            <text:p>Y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0.980188" calcext:value-type="float">
            <text:p>0.98018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33];[.H33]);&quot;Y&quot;;&quot;N&quot;)" office:value-type="string" office:string-value="Y" calcext:value-type="string">
            <text:p>Y</text:p>
          </table:table-cell>
          <table:table-cell office:value-type="float" office:value="-0.535384" calcext:value-type="float">
            <text:p>-0.535384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965358" calcext:value-type="float">
            <text:p>0.96535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33];[.P33]);&quot;Y&quot;;&quot;N&quot;)" office:value-type="string" office:string-value="Y" calcext:value-type="string">
            <text:p>Y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81088" calcext:value-type="float">
            <text:p>0.98108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33];[.X3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4];[.Q34]);EXACT([.Q34];[.Y34]));&quot;Y&quot;;&quot;N&quot;)" office:value-type="string" office:string-value="Y" calcext:value-type="string">
            <text:p>Y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0.999829" calcext:value-type="float">
            <text:p>0.99982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34];[.H34]);&quot;Y&quot;;&quot;N&quot;)" office:value-type="string" office:string-value="Y" calcext:value-type="string">
            <text:p>Y</text:p>
          </table:table-cell>
          <table:table-cell office:value-type="float" office:value="-0.293857" calcext:value-type="float">
            <text:p>-0.293857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250129" calcext:value-type="float">
            <text:p>0.250129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9226" calcext:value-type="float">
            <text:p>0.99922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34];[.P34]);&quot;Y&quot;;&quot;N&quot;)" office:value-type="string" office:string-value="Y" calcext:value-type="string">
            <text:p>Y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542373" calcext:value-type="float">
            <text:p>0.542373</text:p>
          </table:table-cell>
          <table:table-cell office:value-type="float" office:value="0.5" calcext:value-type="float">
            <text:p>0.5</text:p>
          </table:table-cell>
          <table:table-cell office:value-type="float" office:value="0.999857" calcext:value-type="float">
            <text:p>0.99985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34];[.X3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5];[.Q35]);EXACT([.Q35];[.Y35]));&quot;Y&quot;;&quot;N&quot;)" office:value-type="string" office:string-value="Y" calcext:value-type="string">
            <text:p>Y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35];[.H35]);&quot;Y&quot;;&quot;N&quot;)" office:value-type="string" office:string-value="Y" calcext:value-type="string">
            <text:p>Y</text:p>
          </table:table-cell>
          <table:table-cell office:value-type="float" office:value="2.121409" calcext:value-type="float">
            <text:p>2.121409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1.610349" calcext:value-type="float">
            <text:p>1.610349</text:p>
          </table:table-cell>
          <table:table-cell office:value-type="float" office:value="1.181053" calcext:value-type="float">
            <text:p>1.1810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35];[.P35]);&quot;Y&quot;;&quot;N&quot;)" office:value-type="string" office:string-value="Y" calcext:value-type="string">
            <text:p>Y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949153" calcext:value-type="float">
            <text:p>0.94915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35];[.X3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6];[.Q36]);EXACT([.Q36];[.Y36]));&quot;Y&quot;;&quot;N&quot;)" office:value-type="string" office:string-value="Y" calcext:value-type="string">
            <text:p>Y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36];[.H36]);&quot;Y&quot;;&quot;N&quot;)" office:value-type="string" office:string-value="Y" calcext:value-type="string">
            <text:p>Y</text:p>
          </table:table-cell>
          <table:table-cell office:value-type="float" office:value="1.759119" calcext:value-type="float">
            <text:p>1.759119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1.440322" calcext:value-type="float">
            <text:p>1.440322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999969" calcext:value-type="float">
            <text:p>0.99996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36];[.P36]);&quot;Y&quot;;&quot;N&quot;)" office:value-type="string" office:string-value="Y" calcext:value-type="string">
            <text:p>Y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898305" calcext:value-type="float">
            <text:p>0.89830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99993" calcext:value-type="float">
            <text:p>0.99999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36];[.X3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7];[.Q37]);EXACT([.Q37];[.Y37]));&quot;Y&quot;;&quot;N&quot;)" office:value-type="string" office:string-value="Y" calcext:value-type="string">
            <text:p>Y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.999979" calcext:value-type="float">
            <text:p>0.99997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37];[.H37]);&quot;Y&quot;;&quot;N&quot;)" office:value-type="string" office:string-value="Y" calcext:value-type="string">
            <text:p>Y</text:p>
          </table:table-cell>
          <table:table-cell office:value-type="float" office:value="1.276066" calcext:value-type="float">
            <text:p>1.276066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930239" calcext:value-type="float">
            <text:p>0.930239</text:p>
          </table:table-cell>
          <table:table-cell office:value-type="float" office:value="1.181053" calcext:value-type="float">
            <text:p>1.181053</text:p>
          </table:table-cell>
          <table:table-cell office:value-type="float" office:value="0.999954" calcext:value-type="float">
            <text:p>0.99995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37];[.P37]);&quot;Y&quot;;&quot;N&quot;)" office:value-type="string" office:string-value="Y" calcext:value-type="string">
            <text:p>Y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745763" calcext:value-type="float">
            <text:p>0.74576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37];[.X3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8];[.Q38]);EXACT([.Q38];[.Y38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.99748" calcext:value-type="float">
            <text:p>0.9974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38];[.H38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1.043591" calcext:value-type="float">
            <text:p>1.043591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990363" calcext:value-type="float">
            <text:p>0.99036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38];[.P38]);&quot;Y&quot;;&quot;N&quot;)" office:value-type="string" office:string-value="Y" calcext:value-type="string">
            <text:p>Y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779661" calcext:value-type="float">
            <text:p>0.779661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97854" calcext:value-type="float">
            <text:p>0.99785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38];[.X3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39];[.Q39]);EXACT([.Q39];[.Y39]));&quot;Y&quot;;&quot;N&quot;)" office:value-type="string" office:string-value="Y" calcext:value-type="string">
            <text:p>Y</text:p>
          </table:table-cell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39];[.H39]);&quot;Y&quot;;&quot;N&quot;)" office:value-type="string" office:string-value="Y" calcext:value-type="string">
            <text:p>Y</text:p>
          </table:table-cell>
          <table:table-cell office:value-type="float" office:value="2.483699" calcext:value-type="float">
            <text:p>2.483699</text:p>
          </table:table-cell>
          <table:table-cell office:value-type="float" office:value="1.720502" calcext:value-type="float">
            <text:p>1.720502</text:p>
          </table:table-cell>
          <table:table-cell office:value-type="float" office:value="1.496998" calcext:value-type="float">
            <text:p>1.496998</text:p>
          </table:table-cell>
          <table:table-cell office:value-type="float" office:value="1.050019" calcext:value-type="float">
            <text:p>1.050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39];[.P39]);&quot;Y&quot;;&quot;N&quot;)" office:value-type="string" office:string-value="Y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15254" calcext:value-type="float">
            <text:p>0.915254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39];[.X3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0];[.Q40]);EXACT([.Q40];[.Y40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40];[.H40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-1.223442" calcext:value-type="float">
            <text:p>-1.223442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40];[.P40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40];[.X4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1];[.Q41]);EXACT([.Q41];[.Y41]));&quot;Y&quot;;&quot;N&quot;)" office:value-type="string" office:string-value="Y" calcext:value-type="string">
            <text:p>Y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41];[.H41]);&quot;Y&quot;;&quot;N&quot;)" office:value-type="string" office:string-value="Y" calcext:value-type="string">
            <text:p>Y</text:p>
          </table:table-cell>
          <table:table-cell office:value-type="float" office:value="-1.1392" calcext:value-type="float">
            <text:p>-1.1392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439627" calcext:value-type="float">
            <text:p>-1.439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41];[.P41]);&quot;Y&quot;;&quot;N&quot;)" office:value-type="string" office:string-value="Y" calcext:value-type="string">
            <text:p>Y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41];[.X4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2];[.Q42]);EXACT([.Q42];[.Y42]));&quot;Y&quot;;&quot;N&quot;)" office:value-type="string" office:string-value="Y" calcext:value-type="string">
            <text:p>Y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42];[.H42]);&quot;Y&quot;;&quot;N&quot;)" office:value-type="string" office:string-value="Y" calcext:value-type="string">
            <text:p>Y</text:p>
          </table:table-cell>
          <table:table-cell office:value-type="float" office:value="-0.535384" calcext:value-type="float">
            <text:p>-0.535384</text:p>
          </table:table-cell>
          <table:table-cell office:value-type="float" office:value="1.951133" calcext:value-type="float">
            <text:p>1.951133</text:p>
          </table:table-cell>
          <table:table-cell office:value-type="float" office:value="-1.166767" calcext:value-type="float">
            <text:p>-1.166767</text:p>
          </table:table-cell>
          <table:table-cell office:value-type="float" office:value="-1.046525" calcext:value-type="float">
            <text:p>-1.04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42];[.P42]);&quot;Y&quot;;&quot;N&quot;)" office:value-type="string" office:string-value="Y" calcext:value-type="string">
            <text:p>Y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118644" calcext:value-type="float">
            <text:p>0.118644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42];[.X4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3];[.Q43]);EXACT([.Q43];[.Y43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43];[.H43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43];[.P43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43];[.X4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4];[.Q44]);EXACT([.Q44];[.Y44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44];[.H44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223442" calcext:value-type="float">
            <text:p>-1.223442</text:p>
          </table:table-cell>
          <table:table-cell office:value-type="float" office:value="-1.046525" calcext:value-type="float">
            <text:p>-1.04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44];[.P44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44];[.X4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5];[.Q45]);EXACT([.Q45];[.Y45]));&quot;Y&quot;;&quot;N&quot;)" office:value-type="string" office:string-value="Y" calcext:value-type="string">
            <text:p>Y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0.89445" calcext:value-type="float">
            <text:p>0.8944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45];[.H45]);&quot;Y&quot;;&quot;N&quot;)" office:value-type="string" office:string-value="Y" calcext:value-type="string">
            <text:p>Y</text:p>
          </table:table-cell>
          <table:table-cell office:value-type="float" office:value="0.672249" calcext:value-type="float">
            <text:p>0.672249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779449" calcext:value-type="float">
            <text:p>0.77944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45];[.P45]);&quot;Y&quot;;&quot;N&quot;)" office:value-type="string" office:string-value="Y" calcext:value-type="string">
            <text:p>Y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41514" calcext:value-type="float">
            <text:p>0.84151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45];[.X4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6];[.Q46]);EXACT([.Q46];[.Y46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0.999479" calcext:value-type="float">
            <text:p>0.99947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46];[.H46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0.250129" calcext:value-type="float">
            <text:p>0.250129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8375" calcext:value-type="float">
            <text:p>0.99837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46];[.P46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2373" calcext:value-type="float">
            <text:p>0.542373</text:p>
          </table:table-cell>
          <table:table-cell office:value-type="float" office:value="0.5" calcext:value-type="float">
            <text:p>0.5</text:p>
          </table:table-cell>
          <table:table-cell office:value-type="float" office:value="0.999286" calcext:value-type="float">
            <text:p>0.99928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46];[.X4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7];[.Q47]);EXACT([.Q47];[.Y47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0.999797" calcext:value-type="float">
            <text:p>0.99979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47];[.H47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250129" calcext:value-type="float">
            <text:p>0.250129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999152" calcext:value-type="float">
            <text:p>0.99915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47];[.P47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42373" calcext:value-type="float">
            <text:p>0.54237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999098" calcext:value-type="float">
            <text:p>0.99909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47];[.X4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8];[.Q48]);EXACT([.Q48];[.Y48]));&quot;Y&quot;;&quot;N&quot;)" office:value-type="string" office:string-value="Y" calcext:value-type="string">
            <text:p>Y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0.856959" calcext:value-type="float">
            <text:p>0.85695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48];[.H48]);&quot;Y&quot;;&quot;N&quot;)" office:value-type="string" office:string-value="Y" calcext:value-type="string">
            <text:p>Y</text:p>
          </table:table-cell>
          <table:table-cell office:value-type="float" office:value="0.793012" calcext:value-type="float">
            <text:p>0.793012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476833" calcext:value-type="float">
            <text:p>0.476833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846938" calcext:value-type="float">
            <text:p>0.84693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48];[.P48]);&quot;Y&quot;;&quot;N&quot;)" office:value-type="string" office:string-value="Y" calcext:value-type="string">
            <text:p>Y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19916" calcext:value-type="float">
            <text:p>0.91991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48];[.X4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49];[.Q49]);EXACT([.Q49];[.Y49]));&quot;Y&quot;;&quot;N&quot;)" office:value-type="string" office:string-value="Y" calcext:value-type="string">
            <text:p>Y</text:p>
          </table:table-cell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99972" calcext:value-type="float">
            <text:p>0.99997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49];[.H49]);&quot;Y&quot;;&quot;N&quot;)" office:value-type="string" office:string-value="Y" calcext:value-type="string">
            <text:p>Y</text:p>
          </table:table-cell>
          <table:table-cell office:value-type="float" office:value="-0.293857" calcext:value-type="float">
            <text:p>-0.293857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-0.089926" calcext:value-type="float">
            <text:p>-0.089926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9908" calcext:value-type="float">
            <text:p>0.99990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49];[.P49]);&quot;Y&quot;;&quot;N&quot;)" office:value-type="string" office:string-value="Y" calcext:value-type="string">
            <text:p>Y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0678" calcext:value-type="float">
            <text:p>0.440678</text:p>
          </table:table-cell>
          <table:table-cell office:value-type="float" office:value="0.5" calcext:value-type="float">
            <text:p>0.5</text:p>
          </table:table-cell>
          <table:table-cell office:value-type="float" office:value="0.999944" calcext:value-type="float">
            <text:p>0.99994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49];[.X4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0];[.Q50]);EXACT([.Q50];[.Y50]));&quot;Y&quot;;&quot;N&quot;)" office:value-type="string" office:string-value="Y" calcext:value-type="string">
            <text:p>Y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0.999996" calcext:value-type="float">
            <text:p>0.999996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50];[.H50]);&quot;Y&quot;;&quot;N&quot;)" office:value-type="string" office:string-value="Y" calcext:value-type="string">
            <text:p>Y</text:p>
          </table:table-cell>
          <table:table-cell office:value-type="float" office:value="0.672249" calcext:value-type="float">
            <text:p>0.672249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1.043591" calcext:value-type="float">
            <text:p>1.043591</text:p>
          </table:table-cell>
          <table:table-cell office:value-type="float" office:value="1.312087" calcext:value-type="float">
            <text:p>1.312087</text:p>
          </table:table-cell>
          <table:table-cell office:value-type="float" office:value="0.999982" calcext:value-type="float">
            <text:p>0.999982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50];[.P50]);&quot;Y&quot;;&quot;N&quot;)" office:value-type="string" office:string-value="Y" calcext:value-type="string">
            <text:p>Y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9661" calcext:value-type="float">
            <text:p>0.7796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50];[.X5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1];[.Q51]);EXACT([.Q51];[.Y51]));&quot;Y&quot;;&quot;N&quot;)" office:value-type="string" office:string-value="Y" calcext:value-type="string">
            <text:p>Y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.872386" calcext:value-type="float">
            <text:p>0.872386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51];[.H51]);&quot;Y&quot;;&quot;N&quot;)" office:value-type="string" office:string-value="Y" calcext:value-type="string">
            <text:p>Y</text:p>
          </table:table-cell>
          <table:table-cell office:value-type="float" office:value="0.309959" calcext:value-type="float">
            <text:p>0.309959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64686" calcext:value-type="float">
            <text:p>0.64686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494948" calcext:value-type="float">
            <text:p>0.49494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51];[.P51]);&quot;Y&quot;;&quot;N&quot;)" office:value-type="string" office:string-value="Y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61017" calcext:value-type="float">
            <text:p>0.66101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8973" calcext:value-type="float">
            <text:p>0.8897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51];[.X5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2];[.Q52]);EXACT([.Q52];[.Y52]));&quot;Y&quot;;&quot;N&quot;)" office:value-type="string" office:string-value="Y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.999335" calcext:value-type="float">
            <text:p>0.99933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52];[.H52]);&quot;Y&quot;;&quot;N&quot;)" office:value-type="string" office:string-value="Y" calcext:value-type="string">
            <text:p>Y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1.156943" calcext:value-type="float">
            <text:p>1.156943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996424" calcext:value-type="float">
            <text:p>0.99642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52];[.P52]);&quot;Y&quot;;&quot;N&quot;)" office:value-type="string" office:string-value="Y" calcext:value-type="string">
            <text:p>Y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813559" calcext:value-type="float">
            <text:p>0.813559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99271" calcext:value-type="float">
            <text:p>0.99927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52];[.X5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3];[.Q53]);EXACT([.Q53];[.Y53]));&quot;Y&quot;;&quot;N&quot;)" office:value-type="string" office:string-value="Y" calcext:value-type="string">
            <text:p>Y</text:p>
          </table:table-cell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53];[.H53]);&quot;Y&quot;;&quot;N&quot;)" office:value-type="string" office:string-value="Y" calcext:value-type="string">
            <text:p>Y</text:p>
          </table:table-cell>
          <table:table-cell office:value-type="float" office:value="1.879882" calcext:value-type="float">
            <text:p>1.879882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1.32697" calcext:value-type="float">
            <text:p>1.32697</text:p>
          </table:table-cell>
          <table:table-cell office:value-type="float" office:value="0.918985" calcext:value-type="float">
            <text:p>0.918985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53];[.P53]);&quot;Y&quot;;&quot;N&quot;)" office:value-type="string" office:string-value="Y" calcext:value-type="string">
            <text:p>Y</text:p>
          </table:table-cell>
          <table:table-cell office:value-type="float" office:value="0.861111" calcext:value-type="float">
            <text:p>0.86111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64407" calcext:value-type="float">
            <text:p>0.864407</text:p>
          </table:table-cell>
          <table:table-cell office:value-type="float" office:value="0.75" calcext:value-type="float">
            <text:p>0.75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53];[.X5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4];[.Q54]);EXACT([.Q54];[.Y54]));&quot;Y&quot;;&quot;N&quot;)" office:value-type="string" office:string-value="Y" calcext:value-type="string">
            <text:p>Y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54];[.H54]);&quot;Y&quot;;&quot;N&quot;)" office:value-type="string" office:string-value="Y" calcext:value-type="string">
            <text:p>Y</text:p>
          </table:table-cell>
          <table:table-cell office:value-type="float" office:value="1.276066" calcext:value-type="float">
            <text:p>1.276066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0.999986" calcext:value-type="float">
            <text:p>0.999986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54];[.P54]);&quot;Y&quot;;&quot;N&quot;)" office:value-type="string" office:string-value="Y" calcext:value-type="string">
            <text:p>Y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54];[.X5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5];[.Q55]);EXACT([.Q55];[.Y55]));&quot;Y&quot;;&quot;N&quot;)" office:value-type="string" office:string-value="Y" calcext:value-type="string">
            <text:p>Y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55];[.H55]);&quot;Y&quot;;&quot;N&quot;)" office:value-type="string" office:string-value="Y" calcext:value-type="string">
            <text:p>Y</text:p>
          </table:table-cell>
          <table:table-cell office:value-type="float" office:value="-1.1392" calcext:value-type="float">
            <text:p>-1.1392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439627" calcext:value-type="float">
            <text:p>-1.439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55];[.P55]);&quot;Y&quot;;&quot;N&quot;)" office:value-type="string" office:string-value="Y" calcext:value-type="string">
            <text:p>Y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55];[.X5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6];[.Q56]);EXACT([.Q56];[.Y56]));&quot;Y&quot;;&quot;N&quot;)" office:value-type="string" office:string-value="Y" calcext:value-type="string">
            <text:p>Y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56];[.H56]);&quot;Y&quot;;&quot;N&quot;)" office:value-type="string" office:string-value="Y" calcext:value-type="string">
            <text:p>Y</text:p>
          </table:table-cell>
          <table:table-cell office:value-type="float" office:value="-1.743017" calcext:value-type="float">
            <text:p>-1.743017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56];[.P56]);&quot;Y&quot;;&quot;N&quot;)" office:value-type="string" office:string-value="Y" calcext:value-type="string">
            <text:p>Y</text:p>
          </table:table-cell>
          <table:table-cell office:value-type="float" office:value="0.027778" calcext:value-type="float">
            <text:p>0.0277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56];[.X5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7];[.Q57]);EXACT([.Q57];[.Y57]));&quot;Y&quot;;&quot;N&quot;)" office:value-type="string" office:string-value="Y" calcext:value-type="string">
            <text:p>Y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57];[.H57]);&quot;Y&quot;;&quot;N&quot;)" office:value-type="string" office:string-value="Y" calcext:value-type="string">
            <text:p>Y</text:p>
          </table:table-cell>
          <table:table-cell office:value-type="float" office:value="-1.50149" calcext:value-type="float">
            <text:p>-1.50149</text:p>
          </table:table-cell>
          <table:table-cell office:value-type="float" office:value="1.259242" calcext:value-type="float">
            <text:p>1.259242</text:p>
          </table:table-cell>
          <table:table-cell office:value-type="float" office:value="-1.563497" calcext:value-type="float">
            <text:p>-1.563497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57];[.P57]);&quot;Y&quot;;&quot;N&quot;)" office:value-type="string" office:string-value="Y" calcext:value-type="string">
            <text:p>Y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57];[.X5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8];[.Q58]);EXACT([.Q58];[.Y58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58];[.H58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1.489872" calcext:value-type="float">
            <text:p>1.489872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046525" calcext:value-type="float">
            <text:p>-1.04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58];[.P58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58];[.X5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59];[.Q59]);EXACT([.Q59];[.Y59]));&quot;Y&quot;;&quot;N&quot;)" office:value-type="string" office:string-value="Y" calcext:value-type="string">
            <text:p>Y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59];[.H59]);&quot;Y&quot;;&quot;N&quot;)" office:value-type="string" office:string-value="Y" calcext:value-type="string">
            <text:p>Y</text:p>
          </table:table-cell>
          <table:table-cell office:value-type="float" office:value="-1.259964" calcext:value-type="float">
            <text:p>-1.259964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223442" calcext:value-type="float">
            <text:p>-1.223442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59];[.P59]);&quot;Y&quot;;&quot;N&quot;)" office:value-type="string" office:string-value="Y" calcext:value-type="string">
            <text:p>Y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59];[.X5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0];[.Q60]);EXACT([.Q60];[.Y60]));&quot;Y&quot;;&quot;N&quot;)" office:value-type="string" office:string-value="Y" calcext:value-type="string">
            <text:p>Y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0.999961" calcext:value-type="float">
            <text:p>0.99996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60];[.H60]);&quot;Y&quot;;&quot;N&quot;)" office:value-type="string" office:string-value="Y" calcext:value-type="string">
            <text:p>Y</text:p>
          </table:table-cell>
          <table:table-cell office:value-type="float" office:value="-0.414621" calcext:value-type="float">
            <text:p>-0.414621</text:p>
          </table:table-cell>
          <table:table-cell office:value-type="float" office:value="-1.738953" calcext:value-type="float">
            <text:p>-1.738953</text:p>
          </table:table-cell>
          <table:table-cell office:value-type="float" office:value="0.136778" calcext:value-type="float">
            <text:p>0.136778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9854" calcext:value-type="float">
            <text:p>0.99985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60];[.P60]);&quot;Y&quot;;&quot;N&quot;)" office:value-type="string" office:string-value="Y" calcext:value-type="string">
            <text:p>Y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508475" calcext:value-type="float">
            <text:p>0.508475</text:p>
          </table:table-cell>
          <table:table-cell office:value-type="float" office:value="0.5" calcext:value-type="float">
            <text:p>0.5</text:p>
          </table:table-cell>
          <table:table-cell office:value-type="float" office:value="0.999961" calcext:value-type="float">
            <text:p>0.99996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60];[.X6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1];[.Q61]);EXACT([.Q61];[.Y61]));&quot;Y&quot;;&quot;N&quot;)" office:value-type="string" office:string-value="Y" calcext:value-type="string">
            <text:p>Y</text:p>
          </table:table-cell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980995" calcext:value-type="float">
            <text:p>0.98099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61];[.H61]);&quot;Y&quot;;&quot;N&quot;)" office:value-type="string" office:string-value="Y" calcext:value-type="string">
            <text:p>Y</text:p>
          </table:table-cell>
          <table:table-cell office:value-type="float" office:value="0.309959" calcext:value-type="float">
            <text:p>0.309959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0.533509" calcext:value-type="float">
            <text:p>0.533509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938338" calcext:value-type="float">
            <text:p>0.93833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61];[.P61]);&quot;Y&quot;;&quot;N&quot;)" office:value-type="string" office:string-value="Y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985193" calcext:value-type="float">
            <text:p>0.98519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61];[.X6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2];[.Q62]);EXACT([.Q62];[.Y62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62];[.H62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-1.047062" calcext:value-type="float">
            <text:p>-1.047062</text:p>
          </table:table-cell>
          <table:table-cell office:value-type="float" office:value="-0.146601" calcext:value-type="float">
            <text:p>-0.146601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0.999993" calcext:value-type="float">
            <text:p>0.99999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62];[.P62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5" calcext:value-type="float">
            <text:p>0.25</text:p>
          </table:table-cell>
          <table:table-cell office:value-type="float" office:value="0.423729" calcext:value-type="float">
            <text:p>0.4237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62];[.X6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3];[.Q63]);EXACT([.Q63];[.Y63]));&quot;Y&quot;;&quot;N&quot;)" office:value-type="string" office:string-value="Y" calcext:value-type="string">
            <text:p>Y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0.980995" calcext:value-type="float">
            <text:p>0.98099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63];[.H63]);&quot;Y&quot;;&quot;N&quot;)" office:value-type="string" office:string-value="Y" calcext:value-type="string">
            <text:p>Y</text:p>
          </table:table-cell>
          <table:table-cell office:value-type="float" office:value="0.309959" calcext:value-type="float">
            <text:p>0.309959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476833" calcext:value-type="float">
            <text:p>0.476833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959004" calcext:value-type="float">
            <text:p>0.95900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63];[.P63]);&quot;Y&quot;;&quot;N&quot;)" office:value-type="string" office:string-value="Y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990098" calcext:value-type="float">
            <text:p>0.99009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63];[.X6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4];[.Q64]);EXACT([.Q64];[.Y64]));&quot;Y&quot;;&quot;N&quot;)" office:value-type="string" office:string-value="Y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754833" calcext:value-type="float">
            <text:p>0.75483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64];[.H64]);&quot;Y&quot;;&quot;N&quot;)" office:value-type="string" office:string-value="Y" calcext:value-type="string">
            <text:p>Y</text:p>
          </table:table-cell>
          <table:table-cell office:value-type="float" office:value="1.396829" calcext:value-type="float">
            <text:p>1.396829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0.533509" calcext:value-type="float">
            <text:p>0.533509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367489" calcext:value-type="float">
            <text:p>0.36748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64];[.P64]);&quot;Y&quot;;&quot;N&quot;)" office:value-type="string" office:string-value="Y" calcext:value-type="string">
            <text:p>Y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13438" calcext:value-type="float">
            <text:p>0.71343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64];[.X6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5];[.Q65]);EXACT([.Q65];[.Y65]));&quot;Y&quot;;&quot;N&quot;)" office:value-type="string" office:string-value="Y" calcext:value-type="string">
            <text:p>Y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65];[.H65]);&quot;Y&quot;;&quot;N&quot;)" office:value-type="string" office:string-value="Y" calcext:value-type="string">
            <text:p>Y</text:p>
          </table:table-cell>
          <table:table-cell office:value-type="float" office:value="1.155302" calcext:value-type="float">
            <text:p>1.155302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1.213619" calcext:value-type="float">
            <text:p>1.213619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65];[.P65]);&quot;Y&quot;;&quot;N&quot;)" office:value-type="string" office:string-value="Y" calcext:value-type="string">
            <text:p>Y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" calcext:value-type="float">
            <text:p>0.5</text:p>
          </table:table-cell>
          <table:table-cell office:value-type="float" office:value="0.830508" calcext:value-type="float">
            <text:p>0.83050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65];[.X6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6];[.Q66]);EXACT([.Q66];[.Y66]));&quot;Y&quot;;&quot;N&quot;)" office:value-type="string" office:string-value="Y" calcext:value-type="string">
            <text:p>Y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66];[.H66]);&quot;Y&quot;;&quot;N&quot;)" office:value-type="string" office:string-value="Y" calcext:value-type="string">
            <text:p>Y</text:p>
          </table:table-cell>
          <table:table-cell office:value-type="float" office:value="1.276066" calcext:value-type="float">
            <text:p>1.276066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1.100267" calcext:value-type="float">
            <text:p>1.100267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66];[.P66]);&quot;Y&quot;;&quot;N&quot;)" office:value-type="string" office:string-value="Y" calcext:value-type="string">
            <text:p>Y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" calcext:value-type="float">
            <text:p>0.5</text:p>
          </table:table-cell>
          <table:table-cell office:value-type="float" office:value="0.79661" calcext:value-type="float">
            <text:p>0.7966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66];[.X6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7];[.Q67]);EXACT([.Q67];[.Y67]));&quot;Y&quot;;&quot;N&quot;)" office:value-type="string" office:string-value="Y" calcext:value-type="string">
            <text:p>Y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0.998019" calcext:value-type="float">
            <text:p>0.99801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67];[.H67]);&quot;Y&quot;;&quot;N&quot;)" office:value-type="string" office:string-value="Y" calcext:value-type="string">
            <text:p>Y</text:p>
          </table:table-cell>
          <table:table-cell office:value-type="float" office:value="1.638355" calcext:value-type="float">
            <text:p>1.638355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1.156943" calcext:value-type="float">
            <text:p>1.156943</text:p>
          </table:table-cell>
          <table:table-cell office:value-type="float" office:value="0.525883" calcext:value-type="float">
            <text:p>0.525883</text:p>
          </table:table-cell>
          <table:table-cell office:value-type="float" office:value="0.999224" calcext:value-type="float">
            <text:p>0.99922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67];[.P67]);&quot;Y&quot;;&quot;N&quot;)" office:value-type="string" office:string-value="Y" calcext:value-type="string">
            <text:p>Y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13559" calcext:value-type="float">
            <text:p>0.8135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97383" calcext:value-type="float">
            <text:p>0.99738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67];[.X6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8];[.Q68]);EXACT([.Q68];[.Y68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68];[.H68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0.567351" calcext:value-type="float">
            <text:p>0.567351</text:p>
          </table:table-cell>
          <table:table-cell office:value-type="float" office:value="1.270294" calcext:value-type="float">
            <text:p>1.270294</text:p>
          </table:table-cell>
          <table:table-cell office:value-type="float" office:value="1.705189" calcext:value-type="float">
            <text:p>1.705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68];[.P68]);&quot;Y&quot;;&quot;N&quot;)" office:value-type="string" office:string-value="Y" calcext:value-type="string">
            <text:p>Y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847458" calcext:value-type="float">
            <text:p>0.8474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68];[.X6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69];[.Q69]);EXACT([.Q69];[.Y69]));&quot;Y&quot;;&quot;N&quot;)" office:value-type="string" office:string-value="Y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69];[.H69]);&quot;Y&quot;;&quot;N&quot;)" office:value-type="string" office:string-value="Y" calcext:value-type="string">
            <text:p>Y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0.567351" calcext:value-type="float">
            <text:p>0.567351</text:p>
          </table:table-cell>
          <table:table-cell office:value-type="float" office:value="1.100267" calcext:value-type="float">
            <text:p>1.100267</text:p>
          </table:table-cell>
          <table:table-cell office:value-type="float" office:value="1.181053" calcext:value-type="float">
            <text:p>1.181053</text:p>
          </table:table-cell>
          <table:table-cell office:value-type="float" office:value="0.999983" calcext:value-type="float">
            <text:p>0.99998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69];[.P69]);&quot;Y&quot;;&quot;N&quot;)" office:value-type="string" office:string-value="Y" calcext:value-type="string">
            <text:p>Y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9661" calcext:value-type="float">
            <text:p>0.7966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69];[.X6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0];[.Q70]);EXACT([.Q70];[.Y70]));&quot;Y&quot;;&quot;N&quot;)" office:value-type="string" office:string-value="Y" calcext:value-type="string">
            <text:p>Y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70];[.H70]);&quot;Y&quot;;&quot;N&quot;)" office:value-type="string" office:string-value="Y" calcext:value-type="string">
            <text:p>Y</text:p>
          </table:table-cell>
          <table:table-cell office:value-type="float" office:value="-0.535384" calcext:value-type="float">
            <text:p>-0.535384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046525" calcext:value-type="float">
            <text:p>-1.04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70];[.P70]);&quot;Y&quot;;&quot;N&quot;)" office:value-type="string" office:string-value="Y" calcext:value-type="string">
            <text:p>Y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70];[.X7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1];[.Q71]);EXACT([.Q71];[.Y71]));&quot;Y&quot;;&quot;N&quot;)" office:value-type="string" office:string-value="Y" calcext:value-type="string">
            <text:p>Y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71];[.H71]);&quot;Y&quot;;&quot;N&quot;)" office:value-type="string" office:string-value="Y" calcext:value-type="string">
            <text:p>Y</text:p>
          </table:table-cell>
          <table:table-cell office:value-type="float" office:value="-1.259964" calcext:value-type="float">
            <text:p>-1.259964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439627" calcext:value-type="float">
            <text:p>-1.439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71];[.P71]);&quot;Y&quot;;&quot;N&quot;)" office:value-type="string" office:string-value="Y" calcext:value-type="string">
            <text:p>Y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71];[.X7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2];[.Q72]);EXACT([.Q72];[.Y72]));&quot;Y&quot;;&quot;N&quot;)" office:value-type="string" office:string-value="Y" calcext:value-type="string">
            <text:p>Y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72];[.H72]);&quot;Y&quot;;&quot;N&quot;)" office:value-type="string" office:string-value="Y" calcext:value-type="string">
            <text:p>Y</text:p>
          </table:table-cell>
          <table:table-cell office:value-type="float" office:value="-1.259964" calcext:value-type="float">
            <text:p>-1.259964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177559" calcext:value-type="float">
            <text:p>-1.177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72];[.P72]);&quot;Y&quot;;&quot;N&quot;)" office:value-type="string" office:string-value="Y" calcext:value-type="string">
            <text:p>Y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72];[.X7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3];[.Q73]);EXACT([.Q73];[.Y73]));&quot;Y&quot;;&quot;N&quot;)" office:value-type="string" office:string-value="Y" calcext:value-type="string">
            <text:p>Y</text:p>
          </table:table-cell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73];[.H73]);&quot;Y&quot;;&quot;N&quot;)" office:value-type="string" office:string-value="Y" calcext:value-type="string">
            <text:p>Y</text:p>
          </table:table-cell>
          <table:table-cell office:value-type="float" office:value="-0.776911" calcext:value-type="float">
            <text:p>-0.776911</text:p>
          </table:table-cell>
          <table:table-cell office:value-type="float" office:value="1.028611" calcext:value-type="float">
            <text:p>1.028611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73];[.P73]);&quot;Y&quot;;&quot;N&quot;)" office:value-type="string" office:string-value="Y" calcext:value-type="string">
            <text:p>Y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73];[.X7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4];[.Q74]);EXACT([.Q74];[.Y74]));&quot;Y&quot;;&quot;N&quot;)" office:value-type="string" office:string-value="Y" calcext:value-type="string">
            <text:p>Y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74];[.H74]);&quot;Y&quot;;&quot;N&quot;)" office:value-type="string" office:string-value="Y" calcext:value-type="string">
            <text:p>Y</text:p>
          </table:table-cell>
          <table:table-cell office:value-type="float" office:value="-0.414621" calcext:value-type="float">
            <text:p>-0.414621</text:p>
          </table:table-cell>
          <table:table-cell office:value-type="float" office:value="1.028611" calcext:value-type="float">
            <text:p>1.028611</text:p>
          </table:table-cell>
          <table:table-cell office:value-type="float" office:value="-1.39347" calcext:value-type="float">
            <text:p>-1.39347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74];[.P74]);&quot;Y&quot;;&quot;N&quot;)" office:value-type="string" office:string-value="Y" calcext:value-type="string">
            <text:p>Y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74];[.X7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5];[.Q75]);EXACT([.Q75];[.Y75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0.998845" calcext:value-type="float">
            <text:p>0.99884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75];[.H75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-1.738953" calcext:value-type="float">
            <text:p>-1.738953</text:p>
          </table:table-cell>
          <table:table-cell office:value-type="float" office:value="0.363481" calcext:value-type="float">
            <text:p>0.363481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7893" calcext:value-type="float">
            <text:p>0.99789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75];[.P75]);&quot;Y&quot;;&quot;N&quot;)" office:value-type="string" office:string-value="Y" calcext:value-type="string">
            <text:p>Y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125" calcext:value-type="float">
            <text:p>0.125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5" calcext:value-type="float">
            <text:p>0.5</text:p>
          </table:table-cell>
          <table:table-cell office:value-type="float" office:value="0.998563" calcext:value-type="float">
            <text:p>0.99856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75];[.X7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6];[.Q76]);EXACT([.Q76];[.Y76]));&quot;Y&quot;;&quot;N&quot;)" office:value-type="string" office:string-value="Y" calcext:value-type="string">
            <text:p>Y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0.999705" calcext:value-type="float">
            <text:p>0.99970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76];[.H76]);&quot;Y&quot;;&quot;N&quot;)" office:value-type="string" office:string-value="Y" calcext:value-type="string">
            <text:p>Y</text:p>
          </table:table-cell>
          <table:table-cell office:value-type="float" office:value="-0.776911" calcext:value-type="float">
            <text:p>-0.776911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080102" calcext:value-type="float">
            <text:p>0.080102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999232" calcext:value-type="float">
            <text:p>0.99923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76];[.P76]);&quot;Y&quot;;&quot;N&quot;)" office:value-type="string" office:string-value="Y" calcext:value-type="string">
            <text:p>Y</text:p>
          </table:table-cell>
          <table:table-cell office:value-type="float" office:value="0.25" calcext:value-type="float">
            <text:p>0.2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491525" calcext:value-type="float">
            <text:p>0.491525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999774" calcext:value-type="float">
            <text:p>0.99977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76];[.X7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7];[.Q77]);EXACT([.Q77];[.Y77]));&quot;Y&quot;;&quot;N&quot;)" office:value-type="string" office:string-value="Y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-0.906476" calcext:value-type="float">
            <text:p>-0.906476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G77];[.H77]);&quot;Y&quot;;&quot;N&quot;)" office:value-type="string" office:string-value="N" calcext:value-type="string">
            <text:p>N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703536" calcext:value-type="float">
            <text:p>0.703536</text:p>
          </table:table-cell>
          <table:table-cell office:value-type="float" office:value="0.656917" calcext:value-type="float">
            <text:p>0.656917</text:p>
          </table:table-cell>
          <table:table-cell office:value-type="float" office:value="-0.776341" calcext:value-type="float">
            <text:p>-0.776341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O77];[.P77]);&quot;Y&quot;;&quot;N&quot;)" office:value-type="string" office:string-value="N" calcext:value-type="string">
            <text:p>N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77966" calcext:value-type="float">
            <text:p>0.67796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0.919337" calcext:value-type="float">
            <text:p>-0.919337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W77];[.X77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78];[.Q78]);EXACT([.Q78];[.Y78]));&quot;Y&quot;;&quot;N&quot;)" office:value-type="string" office:string-value="Y" calcext:value-type="string">
            <text:p>Y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78];[.H78]);&quot;Y&quot;;&quot;N&quot;)" office:value-type="string" office:string-value="Y" calcext:value-type="string">
            <text:p>Y</text:p>
          </table:table-cell>
          <table:table-cell office:value-type="float" office:value="-0.414621" calcext:value-type="float">
            <text:p>-0.414621</text:p>
          </table:table-cell>
          <table:table-cell office:value-type="float" office:value="-1.508322" calcext:value-type="float">
            <text:p>-1.508322</text:p>
          </table:table-cell>
          <table:table-cell office:value-type="float" office:value="-0.03325" calcext:value-type="float">
            <text:p>-0.03325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0.999989" calcext:value-type="float">
            <text:p>0.99998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78];[.P78]);&quot;Y&quot;;&quot;N&quot;)" office:value-type="string" office:string-value="Y" calcext:value-type="string">
            <text:p>Y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57627" calcext:value-type="float">
            <text:p>0.457627</text:p>
          </table:table-cell>
          <table:table-cell office:value-type="float" office:value="0.375" calcext:value-type="float">
            <text:p>0.375</text:p>
          </table:table-cell>
          <table:table-cell office:value-type="float" office:value="0.999993" calcext:value-type="float">
            <text:p>0.99999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78];[.X7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79];[.Q79]);EXACT([.Q79];[.Y79]));&quot;Y&quot;;&quot;N&quot;)" office:value-type="string" office:string-value="Y" calcext:value-type="string">
            <text:p>Y</text:p>
          </table:table-cell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0.997846" calcext:value-type="float">
            <text:p>0.99784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79];[.H79]);&quot;Y&quot;;&quot;N&quot;)" office:value-type="string" office:string-value="Y" calcext:value-type="string">
            <text:p>Y</text:p>
          </table:table-cell>
          <table:table-cell office:value-type="float" office:value="0.672249" calcext:value-type="float">
            <text:p>0.672249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0.306805" calcext:value-type="float">
            <text:p>0.306805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2372" calcext:value-type="float">
            <text:p>0.99237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79];[.P79]);&quot;Y&quot;;&quot;N&quot;)" office:value-type="string" office:string-value="Y" calcext:value-type="string">
            <text:p>Y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9322" calcext:value-type="float">
            <text:p>0.559322</text:p>
          </table:table-cell>
          <table:table-cell office:value-type="float" office:value="0.5" calcext:value-type="float">
            <text:p>0.5</text:p>
          </table:table-cell>
          <table:table-cell office:value-type="float" office:value="0.997845" calcext:value-type="float">
            <text:p>0.99784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79];[.X7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0];[.Q80]);EXACT([.Q80];[.Y80]));&quot;Y&quot;;&quot;N&quot;)" office:value-type="string" office:string-value="N" calcext:value-type="string">
            <text:p>N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.757852" calcext:value-type="float">
            <text:p>0.757852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80];[.H80]);&quot;Y&quot;;&quot;N&quot;)" office:value-type="string" office:string-value="Y" calcext:value-type="string">
            <text:p>Y</text:p>
          </table:table-cell>
          <table:table-cell office:value-type="float" office:value="0.430722" calcext:value-type="float">
            <text:p>0.430722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590184" calcext:value-type="float">
            <text:p>0.590184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-0.037655" calcext:value-type="float">
            <text:p>-0.037655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O80];[.P80]);&quot;Y&quot;;&quot;N&quot;)" office:value-type="string" office:string-value="N" calcext:value-type="string">
            <text:p>N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13713" calcext:value-type="float">
            <text:p>0.71371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80];[.X8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1];[.Q81]);EXACT([.Q81];[.Y81]));&quot;Y&quot;;&quot;N&quot;)" office:value-type="string" office:string-value="Y" calcext:value-type="string">
            <text:p>Y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.975805" calcext:value-type="float">
            <text:p>0.97580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81];[.H81]);&quot;Y&quot;;&quot;N&quot;)" office:value-type="string" office:string-value="Y" calcext:value-type="string">
            <text:p>Y</text:p>
          </table:table-cell>
          <table:table-cell office:value-type="float" office:value="-0.052331" calcext:value-type="float">
            <text:p>-0.052331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0.918985" calcext:value-type="float">
            <text:p>0.918985</text:p>
          </table:table-cell>
          <table:table-cell office:value-type="float" office:value="0.88291" calcext:value-type="float">
            <text:p>0.8829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81];[.P81]);&quot;Y&quot;;&quot;N&quot;)" office:value-type="string" office:string-value="Y" calcext:value-type="string">
            <text:p>Y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75" calcext:value-type="float">
            <text:p>0.75</text:p>
          </table:table-cell>
          <table:table-cell office:value-type="float" office:value="0.972223" calcext:value-type="float">
            <text:p>0.97222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81];[.X8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2];[.Q82]);EXACT([.Q82];[.Y82]));&quot;Y&quot;;&quot;N&quot;)" office:value-type="string" office:string-value="Y" calcext:value-type="string">
            <text:p>Y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82];[.H82]);&quot;Y&quot;;&quot;N&quot;)" office:value-type="string" office:string-value="Y" calcext:value-type="string">
            <text:p>Y</text:p>
          </table:table-cell>
          <table:table-cell office:value-type="float" office:value="2.242172" calcext:value-type="float">
            <text:p>2.242172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1.667025" calcext:value-type="float">
            <text:p>1.667025</text:p>
          </table:table-cell>
          <table:table-cell office:value-type="float" office:value="1.050019" calcext:value-type="float">
            <text:p>1.050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82];[.P82]);&quot;Y&quot;;&quot;N&quot;)" office:value-type="string" office:string-value="Y" calcext:value-type="string">
            <text:p>Y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966102" calcext:value-type="float">
            <text:p>0.966102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82];[.X8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3];[.Q83]);EXACT([.Q83];[.Y83]));&quot;Y&quot;;&quot;N&quot;)" office:value-type="string" office:string-value="Y" calcext:value-type="string">
            <text:p>Y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83];[.H83]);&quot;Y&quot;;&quot;N&quot;)" office:value-type="string" office:string-value="Y" calcext:value-type="string">
            <text:p>Y</text:p>
          </table:table-cell>
          <table:table-cell office:value-type="float" office:value="0.672249" calcext:value-type="float">
            <text:p>0.672249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0.873564" calcext:value-type="float">
            <text:p>0.873564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0.999991" calcext:value-type="float">
            <text:p>0.99999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83];[.P83]);&quot;Y&quot;;&quot;N&quot;)" office:value-type="string" office:string-value="Y" calcext:value-type="string">
            <text:p>Y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  <table:table-cell office:value-type="float" office:value="0.728814" calcext:value-type="float">
            <text:p>0.728814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83];[.X8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4];[.Q84]);EXACT([.Q84];[.Y84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-0.658341" calcext:value-type="float">
            <text:p>-0.658341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G84];[.H84]);&quot;Y&quot;;&quot;N&quot;)" office:value-type="string" office:string-value="N" calcext:value-type="string">
            <text:p>N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-0.140915" calcext:value-type="float">
            <text:p>-0.140915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O84];[.P84]);&quot;Y&quot;;&quot;N&quot;)" office:value-type="string" office:string-value="N" calcext:value-type="string">
            <text:p>N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0.678444" calcext:value-type="float">
            <text:p>-0.678444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W84];[.X84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85];[.Q85]);EXACT([.Q85];[.Y85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85];[.H85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1.028611" calcext:value-type="float">
            <text:p>1.028611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177559" calcext:value-type="float">
            <text:p>-1.177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85];[.P85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85];[.X8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6];[.Q86]);EXACT([.Q86];[.Y86]));&quot;Y&quot;;&quot;N&quot;)" office:value-type="string" office:string-value="Y" calcext:value-type="string">
            <text:p>Y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86];[.H86]);&quot;Y&quot;;&quot;N&quot;)" office:value-type="string" office:string-value="Y" calcext:value-type="string">
            <text:p>Y</text:p>
          </table:table-cell>
          <table:table-cell office:value-type="float" office:value="-0.535384" calcext:value-type="float">
            <text:p>-0.535384</text:p>
          </table:table-cell>
          <table:table-cell office:value-type="float" office:value="1.489872" calcext:value-type="float">
            <text:p>1.489872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86];[.P86]);&quot;Y&quot;;&quot;N&quot;)" office:value-type="string" office:string-value="Y" calcext:value-type="string">
            <text:p>Y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86];[.X8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7];[.Q87]);EXACT([.Q87];[.Y87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87];[.H87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1.259242" calcext:value-type="float">
            <text:p>1.259242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87];[.P87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87];[.X8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8];[.Q88]);EXACT([.Q88];[.Y88]));&quot;Y&quot;;&quot;N&quot;)" office:value-type="string" office:string-value="Y" calcext:value-type="string">
            <text:p>Y</text:p>
          </table:table-cell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88];[.H88]);&quot;Y&quot;;&quot;N&quot;)" office:value-type="string" office:string-value="Y" calcext:value-type="string">
            <text:p>Y</text:p>
          </table:table-cell>
          <table:table-cell office:value-type="float" office:value="-1.743017" calcext:value-type="float">
            <text:p>-1.743017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-1.39347" calcext:value-type="float">
            <text:p>-1.39347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88];[.P88]);&quot;Y&quot;;&quot;N&quot;)" office:value-type="string" office:string-value="Y" calcext:value-type="string">
            <text:p>Y</text:p>
          </table:table-cell>
          <table:table-cell office:value-type="float" office:value="0.027778" calcext:value-type="float">
            <text:p>0.027778</text:p>
          </table:table-cell>
          <table:table-cell office:value-type="float" office:value="0.5" calcext:value-type="float">
            <text:p>0.5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88];[.X8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89];[.Q89]);EXACT([.Q89];[.Y89]));&quot;Y&quot;;&quot;N&quot;)" office:value-type="string" office:string-value="Y" calcext:value-type="string">
            <text:p>Y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89];[.H89]);&quot;Y&quot;;&quot;N&quot;)" office:value-type="string" office:string-value="Y" calcext:value-type="string">
            <text:p>Y</text:p>
          </table:table-cell>
          <table:table-cell office:value-type="float" office:value="-1.1392" calcext:value-type="float">
            <text:p>-1.1392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439627" calcext:value-type="float">
            <text:p>-1.439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89];[.P89]);&quot;Y&quot;;&quot;N&quot;)" office:value-type="string" office:string-value="Y" calcext:value-type="string">
            <text:p>Y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89];[.X8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0];[.Q90]);EXACT([.Q90];[.Y90]));&quot;Y&quot;;&quot;N&quot;)" office:value-type="string" office:string-value="Y" calcext:value-type="string">
            <text:p>Y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0.99182" calcext:value-type="float">
            <text:p>0.9918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90];[.H90]);&quot;Y&quot;;&quot;N&quot;)" office:value-type="string" office:string-value="Y" calcext:value-type="string">
            <text:p>Y</text:p>
          </table:table-cell>
          <table:table-cell office:value-type="float" office:value="0.913776" calcext:value-type="float">
            <text:p>0.913776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363481" calcext:value-type="float">
            <text:p>0.363481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956108" calcext:value-type="float">
            <text:p>0.95610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90];[.P90]);&quot;Y&quot;;&quot;N&quot;)" office:value-type="string" office:string-value="Y" calcext:value-type="string">
            <text:p>Y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98972" calcext:value-type="float">
            <text:p>0.9897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90];[.X9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1];[.Q91]);EXACT([.Q91];[.Y91]));&quot;Y&quot;;&quot;N&quot;)" office:value-type="string" office:string-value="Y" calcext:value-type="string">
            <text:p>Y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0.999982" calcext:value-type="float">
            <text:p>0.99998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91];[.H91]);&quot;Y&quot;;&quot;N&quot;)" office:value-type="string" office:string-value="Y" calcext:value-type="string">
            <text:p>Y</text:p>
          </table:table-cell>
          <table:table-cell office:value-type="float" office:value="-0.052331" calcext:value-type="float">
            <text:p>-0.052331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080102" calcext:value-type="float">
            <text:p>0.080102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999948" calcext:value-type="float">
            <text:p>0.99994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91];[.P91]);&quot;Y&quot;;&quot;N&quot;)" office:value-type="string" office:string-value="Y" calcext:value-type="string">
            <text:p>Y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491525" calcext:value-type="float">
            <text:p>0.491525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999957" calcext:value-type="float">
            <text:p>0.99995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91];[.X9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2];[.Q92]);EXACT([.Q92];[.Y92]));&quot;Y&quot;;&quot;N&quot;)" office:value-type="string" office:string-value="Y" calcext:value-type="string">
            <text:p>Y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0.988623" calcext:value-type="float">
            <text:p>0.98862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92];[.H92]);&quot;Y&quot;;&quot;N&quot;)" office:value-type="string" office:string-value="Y" calcext:value-type="string">
            <text:p>Y</text:p>
          </table:table-cell>
          <table:table-cell office:value-type="float" office:value="-0.293857" calcext:value-type="float">
            <text:p>-0.293857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975895" calcext:value-type="float">
            <text:p>0.97589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92];[.P92]);&quot;Y&quot;;&quot;N&quot;)" office:value-type="string" office:string-value="Y" calcext:value-type="string">
            <text:p>Y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89204" calcext:value-type="float">
            <text:p>0.98920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92];[.X9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3];[.Q93]);EXACT([.Q93];[.Y93]));&quot;Y&quot;;&quot;N&quot;)" office:value-type="string" office:string-value="Y" calcext:value-type="string">
            <text:p>Y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0.995291" calcext:value-type="float">
            <text:p>0.99529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93];[.H93]);&quot;Y&quot;;&quot;N&quot;)" office:value-type="string" office:string-value="Y" calcext:value-type="string">
            <text:p>Y</text:p>
          </table:table-cell>
          <table:table-cell office:value-type="float" office:value="0.068433" calcext:value-type="float">
            <text:p>0.068433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250129" calcext:value-type="float">
            <text:p>0.250129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989884" calcext:value-type="float">
            <text:p>0.98988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93];[.P93]);&quot;Y&quot;;&quot;N&quot;)" office:value-type="string" office:string-value="Y" calcext:value-type="string">
            <text:p>Y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42373" calcext:value-type="float">
            <text:p>0.54237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95297" calcext:value-type="float">
            <text:p>0.99529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93];[.X9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4];[.Q94]);EXACT([.Q94];[.Y94]));&quot;Y&quot;;&quot;N&quot;)" office:value-type="string" office:string-value="Y" calcext:value-type="string">
            <text:p>Y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float" office:value="0.999932" calcext:value-type="float">
            <text:p>0.99993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94];[.H94]);&quot;Y&quot;;&quot;N&quot;)" office:value-type="string" office:string-value="Y" calcext:value-type="string">
            <text:p>Y</text:p>
          </table:table-cell>
          <table:table-cell office:value-type="float" office:value="-0.414621" calcext:value-type="float">
            <text:p>-0.414621</text:p>
          </table:table-cell>
          <table:table-cell office:value-type="float" office:value="-1.047062" calcext:value-type="float">
            <text:p>-1.047062</text:p>
          </table:table-cell>
          <table:table-cell office:value-type="float" office:value="0.363481" calcext:value-type="float">
            <text:p>0.363481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999635" calcext:value-type="float">
            <text:p>0.99963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94];[.P94]);&quot;Y&quot;;&quot;N&quot;)" office:value-type="string" office:string-value="Y" calcext:value-type="string">
            <text:p>Y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999814" calcext:value-type="float">
            <text:p>0.99981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94];[.X9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5];[.Q95]);EXACT([.Q95];[.Y95]));&quot;Y&quot;;&quot;N&quot;)" office:value-type="string" office:string-value="Y" calcext:value-type="string">
            <text:p>Y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.994324" calcext:value-type="float">
            <text:p>0.99432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95];[.H95]);&quot;Y&quot;;&quot;N&quot;)" office:value-type="string" office:string-value="Y" calcext:value-type="string">
            <text:p>Y</text:p>
          </table:table-cell>
          <table:table-cell office:value-type="float" office:value="0.793012" calcext:value-type="float">
            <text:p>0.793012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986915" calcext:value-type="float">
            <text:p>0.986915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992448" calcext:value-type="float">
            <text:p>0.99244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95];[.P95]);&quot;Y&quot;;&quot;N&quot;)" office:value-type="string" office:string-value="Y" calcext:value-type="string">
            <text:p>Y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62712" calcext:value-type="float">
            <text:p>0.762712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92994" calcext:value-type="float">
            <text:p>0.99299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95];[.X9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6];[.Q96]);EXACT([.Q96];[.Y96]));&quot;Y&quot;;&quot;N&quot;)" office:value-type="string" office:string-value="Y" calcext:value-type="string">
            <text:p>Y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-0.974846" calcext:value-type="float">
            <text:p>-0.974846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G96];[.H96]);&quot;Y&quot;;&quot;N&quot;)" office:value-type="string" office:string-value="N" calcext:value-type="string">
            <text:p>N</text:p>
          </table:table-cell>
          <table:table-cell office:value-type="float" office:value="-1.1392" calcext:value-type="float">
            <text:p>-1.1392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656917" calcext:value-type="float">
            <text:p>0.656917</text:p>
          </table:table-cell>
          <table:table-cell office:value-type="float" office:value="-0.981978" calcext:value-type="float">
            <text:p>-0.981978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O96];[.P96]);&quot;Y&quot;;&quot;N&quot;)" office:value-type="string" office:string-value="N" calcext:value-type="string">
            <text:p>N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0.986232" calcext:value-type="float">
            <text:p>-0.986232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W96];[.X96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97];[.Q97]);EXACT([.Q97];[.Y97]));&quot;Y&quot;;&quot;N&quot;)" office:value-type="string" office:string-value="Y" calcext:value-type="string">
            <text:p>Y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97];[.H97]);&quot;Y&quot;;&quot;N&quot;)" office:value-type="string" office:string-value="Y" calcext:value-type="string">
            <text:p>Y</text:p>
          </table:table-cell>
          <table:table-cell office:value-type="float" office:value="1.155302" calcext:value-type="float">
            <text:p>1.155302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986915" calcext:value-type="float">
            <text:p>0.986915</text:p>
          </table:table-cell>
          <table:table-cell office:value-type="float" office:value="1.181053" calcext:value-type="float">
            <text:p>1.181053</text:p>
          </table:table-cell>
          <table:table-cell office:value-type="float" office:value="0.999991" calcext:value-type="float">
            <text:p>0.99999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97];[.P97]);&quot;Y&quot;;&quot;N&quot;)" office:value-type="string" office:string-value="Y" calcext:value-type="string">
            <text:p>Y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62712" calcext:value-type="float">
            <text:p>0.76271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97];[.X9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8];[.Q98]);EXACT([.Q98];[.Y98]));&quot;Y&quot;;&quot;N&quot;)" office:value-type="string" office:string-value="Y" calcext:value-type="string">
            <text:p>Y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.999995" calcext:value-type="float">
            <text:p>0.99999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98];[.H98]);&quot;Y&quot;;&quot;N&quot;)" office:value-type="string" office:string-value="Y" calcext:value-type="string">
            <text:p>Y</text:p>
          </table:table-cell>
          <table:table-cell office:value-type="float" office:value="0.672249" calcext:value-type="float">
            <text:p>0.672249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1.043591" calcext:value-type="float">
            <text:p>1.043591</text:p>
          </table:table-cell>
          <table:table-cell office:value-type="float" office:value="1.181053" calcext:value-type="float">
            <text:p>1.181053</text:p>
          </table:table-cell>
          <table:table-cell office:value-type="float" office:value="0.999979" calcext:value-type="float">
            <text:p>0.99997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98];[.P98]);&quot;Y&quot;;&quot;N&quot;)" office:value-type="string" office:string-value="Y" calcext:value-type="string">
            <text:p>Y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9661" calcext:value-type="float">
            <text:p>0.77966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99993" calcext:value-type="float">
            <text:p>0.99999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98];[.X9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99];[.Q99]);EXACT([.Q99];[.Y99]));&quot;Y&quot;;&quot;N&quot;)" office:value-type="string" office:string-value="Y" calcext:value-type="string">
            <text:p>Y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99];[.H99]);&quot;Y&quot;;&quot;N&quot;)" office:value-type="string" office:string-value="Y" calcext:value-type="string">
            <text:p>Y</text:p>
          </table:table-cell>
          <table:table-cell office:value-type="float" office:value="-0.052331" calcext:value-type="float">
            <text:p>-0.052331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1.574155" calcext:value-type="float">
            <text:p>1.574155</text:p>
          </table:table-cell>
          <table:table-cell office:value-type="float" office:value="0.999982" calcext:value-type="float">
            <text:p>0.999982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99];[.P99]);&quot;Y&quot;;&quot;N&quot;)" office:value-type="string" office:string-value="Y" calcext:value-type="string">
            <text:p>Y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99];[.X9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0];[.Q100]);EXACT([.Q100];[.Y100]));&quot;Y&quot;;&quot;N&quot;)" office:value-type="string" office:string-value="Y" calcext:value-type="string">
            <text:p>Y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00];[.H100]);&quot;Y&quot;;&quot;N&quot;)" office:value-type="string" office:string-value="Y" calcext:value-type="string">
            <text:p>Y</text:p>
          </table:table-cell>
          <table:table-cell office:value-type="float" office:value="-1.50149" calcext:value-type="float">
            <text:p>-1.50149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00];[.P100]);&quot;Y&quot;;&quot;N&quot;)" office:value-type="string" office:string-value="Y" calcext:value-type="string">
            <text:p>Y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5" calcext:value-type="float">
            <text:p>0.5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00];[.X10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1];[.Q101]);EXACT([.Q101];[.Y101]));&quot;Y&quot;;&quot;N&quot;)" office:value-type="string" office:string-value="Y" calcext:value-type="string">
            <text:p>Y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01];[.H101]);&quot;Y&quot;;&quot;N&quot;)" office:value-type="string" office:string-value="Y" calcext:value-type="string">
            <text:p>Y</text:p>
          </table:table-cell>
          <table:table-cell office:value-type="float" office:value="-1.259964" calcext:value-type="float">
            <text:p>-1.259964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053415" calcext:value-type="float">
            <text:p>-1.053415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01];[.P101]);&quot;Y&quot;;&quot;N&quot;)" office:value-type="string" office:string-value="Y" calcext:value-type="string">
            <text:p>Y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152542" calcext:value-type="float">
            <text:p>0.152542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01];[.X10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2];[.Q102]);EXACT([.Q102];[.Y102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02];[.H102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1.028611" calcext:value-type="float">
            <text:p>1.028611</text:p>
          </table:table-cell>
          <table:table-cell office:value-type="float" office:value="-1.223442" calcext:value-type="float">
            <text:p>-1.223442</text:p>
          </table:table-cell>
          <table:table-cell office:value-type="float" office:value="-0.784457" calcext:value-type="float">
            <text:p>-0.7844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02];[.P102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02];[.X10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3];[.Q103]);EXACT([.Q103];[.Y103]));&quot;Y&quot;;&quot;N&quot;)" office:value-type="string" office:string-value="Y" calcext:value-type="string">
            <text:p>Y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03];[.H103]);&quot;Y&quot;;&quot;N&quot;)" office:value-type="string" office:string-value="Y" calcext:value-type="string">
            <text:p>Y</text:p>
          </table:table-cell>
          <table:table-cell office:value-type="float" office:value="-0.776911" calcext:value-type="float">
            <text:p>-0.776911</text:p>
          </table:table-cell>
          <table:table-cell office:value-type="float" office:value="2.412393" calcext:value-type="float">
            <text:p>2.412393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439627" calcext:value-type="float">
            <text:p>-1.439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03];[.P103]);&quot;Y&quot;;&quot;N&quot;)" office:value-type="string" office:string-value="Y" calcext:value-type="string">
            <text:p>Y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03];[.X10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4];[.Q104]);EXACT([.Q104];[.Y104]));&quot;Y&quot;;&quot;N&quot;)" office:value-type="string" office:string-value="Y" calcext:value-type="string">
            <text:p>Y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04];[.H104]);&quot;Y&quot;;&quot;N&quot;)" office:value-type="string" office:string-value="Y" calcext:value-type="string">
            <text:p>Y</text:p>
          </table:table-cell>
          <table:table-cell office:value-type="float" office:value="-1.86378" calcext:value-type="float">
            <text:p>-1.86378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-1.506822" calcext:value-type="float">
            <text:p>-1.506822</text:p>
          </table:table-cell>
          <table:table-cell office:value-type="float" office:value="-1.439627" calcext:value-type="float">
            <text:p>-1.439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04];[.P104]);&quot;Y&quot;;&quot;N&quot;)" office:value-type="string" office:string-value="Y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016949" calcext:value-type="float">
            <text:p>0.016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04];[.X10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5];[.Q105]);EXACT([.Q105];[.Y105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05];[.H105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-2.430844" calcext:value-type="float">
            <text:p>-2.430844</text:p>
          </table:table-cell>
          <table:table-cell office:value-type="float" office:value="-0.146601" calcext:value-type="float">
            <text:p>-0.146601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05];[.P105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" calcext:value-type="float">
            <text:p>0</text:p>
          </table:table-cell>
          <table:table-cell office:value-type="float" office:value="0.423729" calcext:value-type="float">
            <text:p>0.4237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05];[.X10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6];[.Q106]);EXACT([.Q106];[.Y106]));&quot;Y&quot;;&quot;N&quot;)" office:value-type="string" office:string-value="Y" calcext:value-type="string">
            <text:p>Y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06];[.H106]);&quot;Y&quot;;&quot;N&quot;)" office:value-type="string" office:string-value="Y" calcext:value-type="string">
            <text:p>Y</text:p>
          </table:table-cell>
          <table:table-cell office:value-type="float" office:value="-0.052331" calcext:value-type="float">
            <text:p>-0.052331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193454" calcext:value-type="float">
            <text:p>0.193454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0.999985" calcext:value-type="float">
            <text:p>0.99998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06];[.P106]);&quot;Y&quot;;&quot;N&quot;)" office:value-type="string" office:string-value="Y" calcext:value-type="string">
            <text:p>Y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525424" calcext:value-type="float">
            <text:p>0.5254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999937" calcext:value-type="float">
            <text:p>0.99993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06];[.X10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7];[.Q107]);EXACT([.Q107];[.Y107]));&quot;Y&quot;;&quot;N&quot;)" office:value-type="string" office:string-value="Y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0.991484" calcext:value-type="float">
            <text:p>0.99148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07];[.H107]);&quot;Y&quot;;&quot;N&quot;)" office:value-type="string" office:string-value="Y" calcext:value-type="string">
            <text:p>Y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972432" calcext:value-type="float">
            <text:p>0.97243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07];[.P107]);&quot;Y&quot;;&quot;N&quot;)" office:value-type="string" office:string-value="Y" calcext:value-type="string">
            <text:p>Y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75409" calcext:value-type="float">
            <text:p>0.97540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07];[.X10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8];[.Q108]);EXACT([.Q108];[.Y108]));&quot;Y&quot;;&quot;N&quot;)" office:value-type="string" office:string-value="Y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99968" calcext:value-type="float">
            <text:p>0.99996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08];[.H108]);&quot;Y&quot;;&quot;N&quot;)" office:value-type="string" office:string-value="Y" calcext:value-type="string">
            <text:p>Y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-1.969583" calcext:value-type="float">
            <text:p>-1.969583</text:p>
          </table:table-cell>
          <table:table-cell office:value-type="float" office:value="0.136778" calcext:value-type="float">
            <text:p>0.136778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0.999991" calcext:value-type="float">
            <text:p>0.99999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08];[.P108]);&quot;Y&quot;;&quot;N&quot;)" office:value-type="string" office:string-value="Y" calcext:value-type="string">
            <text:p>Y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508475" calcext:value-type="float">
            <text:p>0.5084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999958" calcext:value-type="float">
            <text:p>0.99995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08];[.X10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09];[.Q109]);EXACT([.Q109];[.Y109]));&quot;Y&quot;;&quot;N&quot;)" office:value-type="string" office:string-value="N" calcext:value-type="string">
            <text:p>N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0.283939" calcext:value-type="float">
            <text:p>0.28393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09];[.H109]);&quot;Y&quot;;&quot;N&quot;)" office:value-type="string" office:string-value="Y" calcext:value-type="string">
            <text:p>Y</text:p>
          </table:table-cell>
          <table:table-cell office:value-type="float" office:value="1.276066" calcext:value-type="float">
            <text:p>1.276066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64686" calcext:value-type="float">
            <text:p>0.64686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-0.290653" calcext:value-type="float">
            <text:p>-0.290653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O109];[.P109]);&quot;Y&quot;;&quot;N&quot;)" office:value-type="string" office:string-value="N" calcext:value-type="string">
            <text:p>N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661017" calcext:value-type="float">
            <text:p>0.66101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0.301009" calcext:value-type="float">
            <text:p>-0.301009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W109];[.X109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110];[.Q110]);EXACT([.Q110];[.Y110]));&quot;Y&quot;;&quot;N&quot;)" office:value-type="string" office:string-value="Y" calcext:value-type="string">
            <text:p>Y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10];[.H110]);&quot;Y&quot;;&quot;N&quot;)" office:value-type="string" office:string-value="Y" calcext:value-type="string">
            <text:p>Y</text:p>
          </table:table-cell>
          <table:table-cell office:value-type="float" office:value="1.517592" calcext:value-type="float">
            <text:p>1.517592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1.213619" calcext:value-type="float">
            <text:p>1.213619</text:p>
          </table:table-cell>
          <table:table-cell office:value-type="float" office:value="1.181053" calcext:value-type="float">
            <text:p>1.1810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10];[.P110]);&quot;Y&quot;;&quot;N&quot;)" office:value-type="string" office:string-value="Y" calcext:value-type="string">
            <text:p>Y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30508" calcext:value-type="float">
            <text:p>0.83050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10];[.X11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1];[.Q111]);EXACT([.Q111];[.Y111]));&quot;Y&quot;;&quot;N&quot;)" office:value-type="string" office:string-value="Y" calcext:value-type="string">
            <text:p>Y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0.993013" calcext:value-type="float">
            <text:p>0.99301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11];[.H111]);&quot;Y&quot;;&quot;N&quot;)" office:value-type="string" office:string-value="Y" calcext:value-type="string">
            <text:p>Y</text:p>
          </table:table-cell>
          <table:table-cell office:value-type="float" office:value="-0.293857" calcext:value-type="float">
            <text:p>-0.293857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64686" calcext:value-type="float">
            <text:p>0.64686</text:p>
          </table:table-cell>
          <table:table-cell office:value-type="float" office:value="1.050019" calcext:value-type="float">
            <text:p>1.050019</text:p>
          </table:table-cell>
          <table:table-cell office:value-type="float" office:value="0.948969" calcext:value-type="float">
            <text:p>0.94896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11];[.P111]);&quot;Y&quot;;&quot;N&quot;)" office:value-type="string" office:string-value="Y" calcext:value-type="string">
            <text:p>Y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1017" calcext:value-type="float">
            <text:p>0.66101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985449" calcext:value-type="float">
            <text:p>0.98544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11];[.X11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2];[.Q112]);EXACT([.Q112];[.Y112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.977452" calcext:value-type="float">
            <text:p>0.977452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12];[.H112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0.703536" calcext:value-type="float">
            <text:p>0.703536</text:p>
          </table:table-cell>
          <table:table-cell office:value-type="float" office:value="0.918985" calcext:value-type="float">
            <text:p>0.918985</text:p>
          </table:table-cell>
          <table:table-cell office:value-type="float" office:value="0.870699" calcext:value-type="float">
            <text:p>0.870699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12];[.P112]);&quot;Y&quot;;&quot;N&quot;)" office:value-type="string" office:string-value="Y" calcext:value-type="string">
            <text:p>Y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677966" calcext:value-type="float">
            <text:p>0.677966</text:p>
          </table:table-cell>
          <table:table-cell office:value-type="float" office:value="0.75" calcext:value-type="float">
            <text:p>0.75</text:p>
          </table:table-cell>
          <table:table-cell office:value-type="float" office:value="0.920997" calcext:value-type="float">
            <text:p>0.92099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12];[.X11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3];[.Q113]);EXACT([.Q113];[.Y113]));&quot;Y&quot;;&quot;N&quot;)" office:value-type="string" office:string-value="Y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-0.980676" calcext:value-type="float">
            <text:p>-0.980676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G113];[.H113]);&quot;Y&quot;;&quot;N&quot;)" office:value-type="string" office:string-value="N" calcext:value-type="string">
            <text:p>N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-1.969583" calcext:value-type="float">
            <text:p>-1.969583</text:p>
          </table:table-cell>
          <table:table-cell office:value-type="float" office:value="0.703536" calcext:value-type="float">
            <text:p>0.703536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-0.965758" calcext:value-type="float">
            <text:p>-0.965758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O113];[.P113]);&quot;Y&quot;;&quot;N&quot;)" office:value-type="string" office:string-value="N" calcext:value-type="string">
            <text:p>N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677966" calcext:value-type="float">
            <text:p>0.677966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0.951598" calcext:value-type="float">
            <text:p>-0.951598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W113];[.X113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114];[.Q114]);EXACT([.Q114];[.Y114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2374" calcext:value-type="float">
            <text:p>0.99237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14];[.H114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0.703536" calcext:value-type="float">
            <text:p>0.703536</text:p>
          </table:table-cell>
          <table:table-cell office:value-type="float" office:value="1.050019" calcext:value-type="float">
            <text:p>1.050019</text:p>
          </table:table-cell>
          <table:table-cell office:value-type="float" office:value="0.939888" calcext:value-type="float">
            <text:p>0.93988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14];[.P114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677966" calcext:value-type="float">
            <text:p>0.677966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977446" calcext:value-type="float">
            <text:p>0.977446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14];[.X11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5];[.Q115]);EXACT([.Q115];[.Y115]));&quot;Y&quot;;&quot;N&quot;)" office:value-type="string" office:string-value="Y" calcext:value-type="string">
            <text:p>Y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15];[.H115]);&quot;Y&quot;;&quot;N&quot;)" office:value-type="string" office:string-value="Y" calcext:value-type="string">
            <text:p>Y</text:p>
          </table:table-cell>
          <table:table-cell office:value-type="float" office:value="-1.380727" calcext:value-type="float">
            <text:p>-1.380727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-1.39347" calcext:value-type="float">
            <text:p>-1.39347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15];[.P115]);&quot;Y&quot;;&quot;N&quot;)" office:value-type="string" office:string-value="Y" calcext:value-type="string">
            <text:p>Y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5" calcext:value-type="float">
            <text:p>0.5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15];[.X11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6];[.Q116]);EXACT([.Q116];[.Y116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16];[.H116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1.720502" calcext:value-type="float">
            <text:p>1.720502</text:p>
          </table:table-cell>
          <table:table-cell office:value-type="float" office:value="-1.223442" calcext:value-type="float">
            <text:p>-1.223442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16];[.P116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16];[.X11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7];[.Q117]);EXACT([.Q117];[.Y117]));&quot;Y&quot;;&quot;N&quot;)" office:value-type="string" office:string-value="Y" calcext:value-type="string">
            <text:p>Y</text:p>
          </table:table-cell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17];[.H117]);&quot;Y&quot;;&quot;N&quot;)" office:value-type="string" office:string-value="Y" calcext:value-type="string">
            <text:p>Y</text:p>
          </table:table-cell>
          <table:table-cell office:value-type="float" office:value="-0.776911" calcext:value-type="float">
            <text:p>-0.776911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17];[.P117]);&quot;Y&quot;;&quot;N&quot;)" office:value-type="string" office:string-value="Y" calcext:value-type="string">
            <text:p>Y</text:p>
          </table:table-cell>
          <table:table-cell office:value-type="float" office:value="0.25" calcext:value-type="float">
            <text:p>0.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17];[.X11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8];[.Q118]);EXACT([.Q118];[.Y118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18];[.H118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1.720502" calcext:value-type="float">
            <text:p>1.720502</text:p>
          </table:table-cell>
          <table:table-cell office:value-type="float" office:value="-1.053415" calcext:value-type="float">
            <text:p>-1.053415</text:p>
          </table:table-cell>
          <table:table-cell office:value-type="float" office:value="-1.046525" calcext:value-type="float">
            <text:p>-1.04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18];[.P118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152542" calcext:value-type="float">
            <text:p>0.152542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18];[.X11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19];[.Q119]);EXACT([.Q119];[.Y119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19];[.H119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0.567351" calcext:value-type="float">
            <text:p>0.567351</text:p>
          </table:table-cell>
          <table:table-cell office:value-type="float" office:value="-1.166767" calcext:value-type="float">
            <text:p>-1.166767</text:p>
          </table:table-cell>
          <table:table-cell office:value-type="float" office:value="-0.915491" calcext:value-type="float">
            <text:p>-0.9154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19];[.P119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118644" calcext:value-type="float">
            <text:p>0.11864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19];[.X11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0];[.Q120]);EXACT([.Q120];[.Y120]));&quot;Y&quot;;&quot;N&quot;)" office:value-type="string" office:string-value="Y" calcext:value-type="string">
            <text:p>Y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0.99687" calcext:value-type="float">
            <text:p>0.9968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20];[.H120]);&quot;Y&quot;;&quot;N&quot;)" office:value-type="string" office:string-value="Y" calcext:value-type="string">
            <text:p>Y</text:p>
          </table:table-cell>
          <table:table-cell office:value-type="float" office:value="0.430722" calcext:value-type="float">
            <text:p>0.430722</text:p>
          </table:table-cell>
          <table:table-cell office:value-type="float" office:value="-0.355171" calcext:value-type="float">
            <text:p>-0.355171</text:p>
          </table:table-cell>
          <table:table-cell office:value-type="float" office:value="0.306805" calcext:value-type="float">
            <text:p>0.306805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7974" calcext:value-type="float">
            <text:p>0.99797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20];[.P120]);&quot;Y&quot;;&quot;N&quot;)" office:value-type="string" office:string-value="Y" calcext:value-type="string">
            <text:p>Y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9322" calcext:value-type="float">
            <text:p>0.559322</text:p>
          </table:table-cell>
          <table:table-cell office:value-type="float" office:value="0.5" calcext:value-type="float">
            <text:p>0.5</text:p>
          </table:table-cell>
          <table:table-cell office:value-type="float" office:value="0.998962" calcext:value-type="float">
            <text:p>0.99896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20];[.X12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1];[.Q121]);EXACT([.Q121];[.Y121]));&quot;Y&quot;;&quot;N&quot;)" office:value-type="string" office:string-value="Y" calcext:value-type="string">
            <text:p>Y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999968" calcext:value-type="float">
            <text:p>0.99996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21];[.H121]);&quot;Y&quot;;&quot;N&quot;)" office:value-type="string" office:string-value="Y" calcext:value-type="string">
            <text:p>Y</text:p>
          </table:table-cell>
          <table:table-cell office:value-type="float" office:value="-0.052331" calcext:value-type="float">
            <text:p>-0.052331</text:p>
          </table:table-cell>
          <table:table-cell office:value-type="float" office:value="-1.047062" calcext:value-type="float">
            <text:p>-1.047062</text:p>
          </table:table-cell>
          <table:table-cell office:value-type="float" office:value="0.136778" calcext:value-type="float">
            <text:p>0.136778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999958" calcext:value-type="float">
            <text:p>0.99995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21];[.P121]);&quot;Y&quot;;&quot;N&quot;)" office:value-type="string" office:string-value="Y" calcext:value-type="string">
            <text:p>Y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508475" calcext:value-type="float">
            <text:p>0.508475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999961" calcext:value-type="float">
            <text:p>0.99996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21];[.X12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2];[.Q122]);EXACT([.Q122];[.Y122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22];[.H122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-1.738953" calcext:value-type="float">
            <text:p>-1.738953</text:p>
          </table:table-cell>
          <table:table-cell office:value-type="float" office:value="-0.259953" calcext:value-type="float">
            <text:p>-0.259953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22];[.P122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89831" calcext:value-type="float">
            <text:p>0.38983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22];[.X12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3];[.Q123]);EXACT([.Q123];[.Y123]));&quot;Y&quot;;&quot;N&quot;)" office:value-type="string" office:string-value="Y" calcext:value-type="string">
            <text:p>Y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-0.715484" calcext:value-type="float">
            <text:p>-0.715484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G123];[.H123]);&quot;Y&quot;;&quot;N&quot;)" office:value-type="string" office:string-value="N" calcext:value-type="string">
            <text:p>N</text:p>
          </table:table-cell>
          <table:table-cell office:value-type="float" office:value="0.068433" calcext:value-type="float">
            <text:p>0.068433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0.590184" calcext:value-type="float">
            <text:p>0.590184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-0.352356" calcext:value-type="float">
            <text:p>-0.352356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O123];[.P123]);&quot;Y&quot;;&quot;N&quot;)" office:value-type="string" office:string-value="N" calcext:value-type="string">
            <text:p>N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" calcext:value-type="float">
            <text:p>0.5</text:p>
          </table:table-cell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-0.643273" calcext:value-type="float">
            <text:p>-0.643273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W123];[.X123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124];[.Q124]);EXACT([.Q124];[.Y124]));&quot;Y&quot;;&quot;N&quot;)" office:value-type="string" office:string-value="Y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0.9568" calcext:value-type="float">
            <text:p>0.956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24];[.H124]);&quot;Y&quot;;&quot;N&quot;)" office:value-type="string" office:string-value="Y" calcext:value-type="string">
            <text:p>Y</text:p>
          </table:table-cell>
          <table:table-cell office:value-type="float" office:value="1.034539" calcext:value-type="float">
            <text:p>1.034539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363481" calcext:value-type="float">
            <text:p>0.363481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938695" calcext:value-type="float">
            <text:p>0.93869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24];[.P124]);&quot;Y&quot;;&quot;N&quot;)" office:value-type="string" office:string-value="Y" calcext:value-type="string">
            <text:p>Y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958573" calcext:value-type="float">
            <text:p>0.95857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24];[.X12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5];[.Q125]);EXACT([.Q125];[.Y125]));&quot;Y&quot;;&quot;N&quot;)" office:value-type="string" office:string-value="Y" calcext:value-type="string">
            <text:p>Y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.942665" calcext:value-type="float">
            <text:p>0.94266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25];[.H125]);&quot;Y&quot;;&quot;N&quot;)" office:value-type="string" office:string-value="Y" calcext:value-type="string">
            <text:p>Y</text:p>
          </table:table-cell>
          <table:table-cell office:value-type="float" office:value="0.068433" calcext:value-type="float">
            <text:p>0.068433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653831" calcext:value-type="float">
            <text:p>0.65383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25];[.P125]);&quot;Y&quot;;&quot;N&quot;)" office:value-type="string" office:string-value="Y" calcext:value-type="string">
            <text:p>Y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39587" calcext:value-type="float">
            <text:p>0.93958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25];[.X12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6];[.Q126]);EXACT([.Q126];[.Y126]));&quot;Y&quot;;&quot;N&quot;)" office:value-type="string" office:string-value="N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.784535" calcext:value-type="float">
            <text:p>0.78453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26];[.H126]);&quot;Y&quot;;&quot;N&quot;)" office:value-type="string" office:string-value="Y" calcext:value-type="string">
            <text:p>Y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590184" calcext:value-type="float">
            <text:p>0.590184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-0.047227" calcext:value-type="float">
            <text:p>-0.047227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O126];[.P126]);&quot;Y&quot;;&quot;N&quot;)" office:value-type="string" office:string-value="N" calcext:value-type="string">
            <text:p>N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59071" calcext:value-type="float">
            <text:p>0.75907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26];[.X12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7];[.Q127]);EXACT([.Q127];[.Y127]));&quot;Y&quot;;&quot;N&quot;)" office:value-type="string" office:string-value="N" calcext:value-type="string">
            <text:p>N</text:p>
          </table:table-cell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-0.410834" calcext:value-type="float">
            <text:p>-0.410834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G127];[.H127]);&quot;Y&quot;;&quot;N&quot;)" office:value-type="string" office:string-value="N" calcext:value-type="string">
            <text:p>N</text:p>
          </table:table-cell>
          <table:table-cell office:value-type="float" office:value="0.309959" calcext:value-type="float">
            <text:p>0.309959</text:p>
          </table:table-cell>
          <table:table-cell office:value-type="float" office:value="-1.047062" calcext:value-type="float">
            <text:p>-1.047062</text:p>
          </table:table-cell>
          <table:table-cell office:value-type="float" office:value="1.043591" calcext:value-type="float">
            <text:p>1.043591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059153" calcext:value-type="float">
            <text:p>0.05915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27];[.P127]);&quot;Y&quot;;&quot;N&quot;)" office:value-type="string" office:string-value="Y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79661" calcext:value-type="float">
            <text:p>0.77966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-0.378849" calcext:value-type="float">
            <text:p>-0.378849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style-name="ce7" table:formula="of:=IF(EXACT([.W127];[.X127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128];[.Q128]);EXACT([.Q128];[.Y128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28];[.H128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1.043591" calcext:value-type="float">
            <text:p>1.043591</text:p>
          </table:table-cell>
          <table:table-cell office:value-type="float" office:value="1.574155" calcext:value-type="float">
            <text:p>1.574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28];[.P128]);&quot;Y&quot;;&quot;N&quot;)" office:value-type="string" office:string-value="Y" calcext:value-type="string">
            <text:p>Y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79661" calcext:value-type="float">
            <text:p>0.77966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28];[.X12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29];[.Q129]);EXACT([.Q129];[.Y129]));&quot;Y&quot;;&quot;N&quot;)" office:value-type="string" office:string-value="Y" calcext:value-type="string">
            <text:p>Y</text:p>
          </table:table-cell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.997218" calcext:value-type="float">
            <text:p>0.99721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29];[.H129]);&quot;Y&quot;;&quot;N&quot;)" office:value-type="string" office:string-value="Y" calcext:value-type="string">
            <text:p>Y</text:p>
          </table:table-cell>
          <table:table-cell office:value-type="float" office:value="0.672249" calcext:value-type="float">
            <text:p>0.672249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873564" calcext:value-type="float">
            <text:p>0.873564</text:p>
          </table:table-cell>
          <table:table-cell office:value-type="float" office:value="0.918985" calcext:value-type="float">
            <text:p>0.918985</text:p>
          </table:table-cell>
          <table:table-cell office:value-type="float" office:value="0.976156" calcext:value-type="float">
            <text:p>0.976156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29];[.P129]);&quot;Y&quot;;&quot;N&quot;)" office:value-type="string" office:string-value="Y" calcext:value-type="string">
            <text:p>Y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728814" calcext:value-type="float">
            <text:p>0.728814</text:p>
          </table:table-cell>
          <table:table-cell office:value-type="float" office:value="0.75" calcext:value-type="float">
            <text:p>0.75</text:p>
          </table:table-cell>
          <table:table-cell office:value-type="float" office:value="0.99803" calcext:value-type="float">
            <text:p>0.9980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29];[.X12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0];[.Q130]);EXACT([.Q130];[.Y130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30];[.H130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30];[.P130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30];[.X13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1];[.Q131]);EXACT([.Q131];[.Y131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31];[.H131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1.720502" calcext:value-type="float">
            <text:p>1.720502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177559" calcext:value-type="float">
            <text:p>-1.177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31];[.P131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31];[.X13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2];[.Q132]);EXACT([.Q132];[.Y132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32];[.H132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3.104284" calcext:value-type="float">
            <text:p>3.104284</text:p>
          </table:table-cell>
          <table:table-cell office:value-type="float" office:value="-1.280118" calcext:value-type="float">
            <text:p>-1.280118</text:p>
          </table:table-cell>
          <table:table-cell office:value-type="float" office:value="-1.046525" calcext:value-type="float">
            <text:p>-1.04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32];[.P132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1" calcext:value-type="float">
            <text:p>1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32];[.X13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3];[.Q133]);EXACT([.Q133];[.Y133]));&quot;Y&quot;;&quot;N&quot;)" office:value-type="string" office:string-value="Y" calcext:value-type="string">
            <text:p>Y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33];[.H133]);&quot;Y&quot;;&quot;N&quot;)" office:value-type="string" office:string-value="Y" calcext:value-type="string">
            <text:p>Y</text:p>
          </table:table-cell>
          <table:table-cell office:value-type="float" office:value="-1.743017" calcext:value-type="float">
            <text:p>-1.743017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-1.39347" calcext:value-type="float">
            <text:p>-1.39347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33];[.P133]);&quot;Y&quot;;&quot;N&quot;)" office:value-type="string" office:string-value="Y" calcext:value-type="string">
            <text:p>Y</text:p>
          </table:table-cell>
          <table:table-cell office:value-type="float" office:value="0.027778" calcext:value-type="float">
            <text:p>0.02777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33];[.X13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4];[.Q134]);EXACT([.Q134];[.Y134]));&quot;Y&quot;;&quot;N&quot;)" office:value-type="string" office:string-value="Y" calcext:value-type="string">
            <text:p>Y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34];[.H134]);&quot;Y&quot;;&quot;N&quot;)" office:value-type="string" office:string-value="Y" calcext:value-type="string">
            <text:p>Y</text:p>
          </table:table-cell>
          <table:table-cell office:value-type="float" office:value="-1.50149" calcext:value-type="float">
            <text:p>-1.50149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177559" calcext:value-type="float">
            <text:p>-1.177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34];[.P134]);&quot;Y&quot;;&quot;N&quot;)" office:value-type="string" office:string-value="Y" calcext:value-type="string">
            <text:p>Y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34];[.X13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5];[.Q135]);EXACT([.Q135];[.Y135]));&quot;Y&quot;;&quot;N&quot;)" office:value-type="string" office:string-value="Y" calcext:value-type="string">
            <text:p>Y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35];[.H135]);&quot;Y&quot;;&quot;N&quot;)" office:value-type="string" office:string-value="Y" calcext:value-type="string">
            <text:p>Y</text:p>
          </table:table-cell>
          <table:table-cell office:value-type="float" office:value="-0.414621" calcext:value-type="float">
            <text:p>-0.414621</text:p>
          </table:table-cell>
          <table:table-cell office:value-type="float" office:value="-1.508322" calcext:value-type="float">
            <text:p>-1.508322</text:p>
          </table:table-cell>
          <table:table-cell office:value-type="float" office:value="0.023426" calcext:value-type="float">
            <text:p>0.023426</text:p>
          </table:table-cell>
          <table:table-cell office:value-type="float" office:value="-0.129287" calcext:value-type="float">
            <text:p>-0.129287</text:p>
          </table:table-cell>
          <table:table-cell office:value-type="float" office:value="0.999994" calcext:value-type="float">
            <text:p>0.99999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35];[.P135]);&quot;Y&quot;;&quot;N&quot;)" office:value-type="string" office:string-value="Y" calcext:value-type="string">
            <text:p>Y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999996" calcext:value-type="float">
            <text:p>0.99999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35];[.X13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6];[.Q136]);EXACT([.Q136];[.Y136]));&quot;Y&quot;;&quot;N&quot;)" office:value-type="string" office:string-value="Y" calcext:value-type="string">
            <text:p>Y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0.992212" calcext:value-type="float">
            <text:p>0.99221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36];[.H136]);&quot;Y&quot;;&quot;N&quot;)" office:value-type="string" office:string-value="Y" calcext:value-type="string">
            <text:p>Y</text:p>
          </table:table-cell>
          <table:table-cell office:value-type="float" office:value="0.430722" calcext:value-type="float">
            <text:p>0.430722</text:p>
          </table:table-cell>
          <table:table-cell office:value-type="float" office:value="-1.969583" calcext:value-type="float">
            <text:p>-1.969583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986379" calcext:value-type="float">
            <text:p>0.98637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36];[.P136]);&quot;Y&quot;;&quot;N&quot;)" office:value-type="string" office:string-value="Y" calcext:value-type="string">
            <text:p>Y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94007" calcext:value-type="float">
            <text:p>0.99400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36];[.X13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7];[.Q137]);EXACT([.Q137];[.Y137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0.999918" calcext:value-type="float">
            <text:p>0.99991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37];[.H137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193454" calcext:value-type="float">
            <text:p>0.193454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9731" calcext:value-type="float">
            <text:p>0.99973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37];[.P137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25424" calcext:value-type="float">
            <text:p>0.525424</text:p>
          </table:table-cell>
          <table:table-cell office:value-type="float" office:value="0.5" calcext:value-type="float">
            <text:p>0.5</text:p>
          </table:table-cell>
          <table:table-cell office:value-type="float" office:value="0.999924" calcext:value-type="float">
            <text:p>0.99992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37];[.X13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8];[.Q138]);EXACT([.Q138];[.Y138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38];[.H138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-0.429981" calcext:value-type="float">
            <text:p>-0.429981</text:p>
          </table:table-cell>
          <table:table-cell office:value-type="float" office:value="-0.129287" calcext:value-type="float">
            <text:p>-0.129287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38];[.P138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38983" calcext:value-type="float">
            <text:p>0.33898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38];[.X13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39];[.Q139]);EXACT([.Q139];[.Y139]));&quot;Y&quot;;&quot;N&quot;)" office:value-type="string" office:string-value="Y" calcext:value-type="string">
            <text:p>Y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0.944508" calcext:value-type="float">
            <text:p>0.94450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39];[.H139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0.64686" calcext:value-type="float">
            <text:p>0.64686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788201" calcext:value-type="float">
            <text:p>0.788201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39];[.P139]);&quot;Y&quot;;&quot;N&quot;)" office:value-type="string" office:string-value="Y" calcext:value-type="string">
            <text:p>Y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661017" calcext:value-type="float">
            <text:p>0.66101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48854" calcext:value-type="float">
            <text:p>0.94885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39];[.X13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0];[.Q140]);EXACT([.Q140];[.Y140]));&quot;Y&quot;;&quot;N&quot;)" office:value-type="string" office:string-value="Y" calcext:value-type="string">
            <text:p>Y</text:p>
          </table:table-cell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999995" calcext:value-type="float">
            <text:p>0.99999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40];[.H140]);&quot;Y&quot;;&quot;N&quot;)" office:value-type="string" office:string-value="Y" calcext:value-type="string">
            <text:p>Y</text:p>
          </table:table-cell>
          <table:table-cell office:value-type="float" office:value="1.638355" calcext:value-type="float">
            <text:p>1.638355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1.270294" calcext:value-type="float">
            <text:p>1.270294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999977" calcext:value-type="float">
            <text:p>0.99997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40];[.P140]);&quot;Y&quot;;&quot;N&quot;)" office:value-type="string" office:string-value="Y" calcext:value-type="string">
            <text:p>Y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5" calcext:value-type="float">
            <text:p>0.5</text:p>
          </table:table-cell>
          <table:table-cell office:value-type="float" office:value="0.847458" calcext:value-type="float">
            <text:p>0.84745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99994" calcext:value-type="float">
            <text:p>0.999994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40];[.X14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1];[.Q141]);EXACT([.Q141];[.Y141]));&quot;Y&quot;;&quot;N&quot;)" office:value-type="string" office:string-value="Y" calcext:value-type="string">
            <text:p>Y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.982578" calcext:value-type="float">
            <text:p>0.982578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41];[.H141]);&quot;Y&quot;;&quot;N&quot;)" office:value-type="string" office:string-value="Y" calcext:value-type="string">
            <text:p>Y</text:p>
          </table:table-cell>
          <table:table-cell office:value-type="float" office:value="-0.052331" calcext:value-type="float">
            <text:p>-0.052331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0.918985" calcext:value-type="float">
            <text:p>0.918985</text:p>
          </table:table-cell>
          <table:table-cell office:value-type="float" office:value="0.875175" calcext:value-type="float">
            <text:p>0.875175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41];[.P141]);&quot;Y&quot;;&quot;N&quot;)" office:value-type="string" office:string-value="Y" calcext:value-type="string">
            <text:p>Y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75" calcext:value-type="float">
            <text:p>0.75</text:p>
          </table:table-cell>
          <table:table-cell office:value-type="float" office:value="0.984553" calcext:value-type="float">
            <text:p>0.984553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41];[.X14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2];[.Q142]);EXACT([.Q142];[.Y142]));&quot;Y&quot;;&quot;N&quot;)" office:value-type="string" office:string-value="Y" calcext:value-type="string">
            <text:p>Y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42];[.H142]);&quot;Y&quot;;&quot;N&quot;)" office:value-type="string" office:string-value="Y" calcext:value-type="string">
            <text:p>Y</text:p>
          </table:table-cell>
          <table:table-cell office:value-type="float" office:value="1.638355" calcext:value-type="float">
            <text:p>1.638355</text:p>
          </table:table-cell>
          <table:table-cell office:value-type="float" office:value="1.259242" calcext:value-type="float">
            <text:p>1.259242</text:p>
          </table:table-cell>
          <table:table-cell office:value-type="float" office:value="1.32697" calcext:value-type="float">
            <text:p>1.32697</text:p>
          </table:table-cell>
          <table:table-cell office:value-type="float" office:value="1.705189" calcext:value-type="float">
            <text:p>1.705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42];[.P142]);&quot;Y&quot;;&quot;N&quot;)" office:value-type="string" office:string-value="Y" calcext:value-type="string">
            <text:p>Y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4407" calcext:value-type="float">
            <text:p>0.864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42];[.X142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3];[.Q143]);EXACT([.Q143];[.Y143]));&quot;Y&quot;;&quot;N&quot;)" office:value-type="string" office:string-value="Y" calcext:value-type="string">
            <text:p>Y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43];[.H143]);&quot;Y&quot;;&quot;N&quot;)" office:value-type="string" office:string-value="Y" calcext:value-type="string">
            <text:p>Y</text:p>
          </table:table-cell>
          <table:table-cell office:value-type="float" office:value="0.430722" calcext:value-type="float">
            <text:p>0.430722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0.930239" calcext:value-type="float">
            <text:p>0.930239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43];[.P143]);&quot;Y&quot;;&quot;N&quot;)" office:value-type="string" office:string-value="Y" calcext:value-type="string">
            <text:p>Y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45763" calcext:value-type="float">
            <text:p>0.74576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43];[.X14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4];[.Q144]);EXACT([.Q144];[.Y144]));&quot;Y&quot;;&quot;N&quot;)" office:value-type="string" office:string-value="Y" calcext:value-type="string">
            <text:p>Y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G144];[.H144]);&quot;Y&quot;;&quot;N&quot;)" office:value-type="string" office:string-value="Y" calcext:value-type="string">
            <text:p>Y</text:p>
          </table:table-cell>
          <table:table-cell office:value-type="float" office:value="2.242172" calcext:value-type="float">
            <text:p>2.242172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1.32697" calcext:value-type="float">
            <text:p>1.32697</text:p>
          </table:table-cell>
          <table:table-cell office:value-type="float" office:value="1.443121" calcext:value-type="float">
            <text:p>1.443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O144];[.P144]);&quot;Y&quot;;&quot;N&quot;)" office:value-type="string" office:string-value="Y" calcext:value-type="string">
            <text:p>Y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64407" calcext:value-type="float">
            <text:p>0.86440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virginica</text:p>
          </table:table-cell>
          <table:table-cell table:style-name="ce7" table:formula="of:=IF(EXACT([.W144];[.X144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5];[.Q145]);EXACT([.Q145];[.Y145]));&quot;Y&quot;;&quot;N&quot;)" office:value-type="string" office:string-value="Y" calcext:value-type="string">
            <text:p>Y</text:p>
          </table:table-cell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45];[.H145]);&quot;Y&quot;;&quot;N&quot;)" office:value-type="string" office:string-value="Y" calcext:value-type="string">
            <text:p>Y</text:p>
          </table:table-cell>
          <table:table-cell office:value-type="float" office:value="-0.414621" calcext:value-type="float">
            <text:p>-0.414621</text:p>
          </table:table-cell>
          <table:table-cell office:value-type="float" office:value="2.643024" calcext:value-type="float">
            <text:p>2.643024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45];[.P145]);&quot;Y&quot;;&quot;N&quot;)" office:value-type="string" office:string-value="Y" calcext:value-type="string">
            <text:p>Y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45];[.X145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6];[.Q146]);EXACT([.Q146];[.Y146]));&quot;Y&quot;;&quot;N&quot;)" office:value-type="string" office:string-value="Y" calcext:value-type="string">
            <text:p>Y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46];[.H146]);&quot;Y&quot;;&quot;N&quot;)" office:value-type="string" office:string-value="Y" calcext:value-type="string">
            <text:p>Y</text:p>
          </table:table-cell>
          <table:table-cell office:value-type="float" office:value="-0.535384" calcext:value-type="float">
            <text:p>-0.535384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-1.166767" calcext:value-type="float">
            <text:p>-1.166767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46];[.P146]);&quot;Y&quot;;&quot;N&quot;)" office:value-type="string" office:string-value="Y" calcext:value-type="string">
            <text:p>Y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118644" calcext:value-type="float">
            <text:p>0.118644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46];[.X146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7];[.Q147]);EXACT([.Q147];[.Y147]));&quot;Y&quot;;&quot;N&quot;)" office:value-type="string" office:string-value="Y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47];[.H147]);&quot;Y&quot;;&quot;N&quot;)" office:value-type="string" office:string-value="Y" calcext:value-type="string">
            <text:p>Y</text:p>
          </table:table-cell>
          <table:table-cell office:value-type="float" office:value="-1.018437" calcext:value-type="float">
            <text:p>-1.018437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-1.450146" calcext:value-type="float">
            <text:p>-1.450146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47];[.P147]);&quot;Y&quot;;&quot;N&quot;)" office:value-type="string" office:string-value="Y" calcext:value-type="string">
            <text:p>Y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5" calcext:value-type="float">
            <text:p>0.5</text:p>
          </table:table-cell>
          <table:table-cell office:value-type="float" office:value="0.033898" calcext:value-type="float">
            <text:p>0.033898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47];[.X147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8];[.Q148]);EXACT([.Q148];[.Y148]));&quot;Y&quot;;&quot;N&quot;)" office:value-type="string" office:string-value="Y" calcext:value-type="string">
            <text:p>Y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48];[.H148]);&quot;Y&quot;;&quot;N&quot;)" office:value-type="string" office:string-value="Y" calcext:value-type="string">
            <text:p>Y</text:p>
          </table:table-cell>
          <table:table-cell office:value-type="float" office:value="-0.052331" calcext:value-type="float">
            <text:p>-0.052331</text:p>
          </table:table-cell>
          <table:table-cell office:value-type="float" office:value="2.181763" calcext:value-type="float">
            <text:p>2.181763</text:p>
          </table:table-cell>
          <table:table-cell office:value-type="float" office:value="-1.450146" calcext:value-type="float">
            <text:p>-1.450146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48];[.P148]);&quot;Y&quot;;&quot;N&quot;)" office:value-type="string" office:string-value="Y" calcext:value-type="string">
            <text:p>Y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33898" calcext:value-type="float">
            <text:p>0.033898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48];[.X148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49];[.Q149]);EXACT([.Q149];[.Y149]));&quot;Y&quot;;&quot;N&quot;)" office:value-type="string" office:string-value="Y" calcext:value-type="string">
            <text:p>Y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G149];[.H149]);&quot;Y&quot;;&quot;N&quot;)" office:value-type="string" office:string-value="Y" calcext:value-type="string">
            <text:p>Y</text:p>
          </table:table-cell>
          <table:table-cell office:value-type="float" office:value="-0.897674" calcext:value-type="float">
            <text:p>-0.897674</text:p>
          </table:table-cell>
          <table:table-cell office:value-type="float" office:value="1.028611" calcext:value-type="float">
            <text:p>1.028611</text:p>
          </table:table-cell>
          <table:table-cell office:value-type="float" office:value="-1.336794" calcext:value-type="float">
            <text:p>-1.336794</text:p>
          </table:table-cell>
          <table:table-cell office:value-type="float" office:value="-1.308593" calcext:value-type="float">
            <text:p>-1.308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O149];[.P149]);&quot;Y&quot;;&quot;N&quot;)" office:value-type="string" office:string-value="Y" calcext:value-type="string">
            <text:p>Y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067797" calcext:value-type="float">
            <text:p>0.067797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is-setosa</text:p>
          </table:table-cell>
          <table:table-cell table:style-name="ce7" table:formula="of:=IF(EXACT([.W149];[.X149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50];[.Q150]);EXACT([.Q150];[.Y150]));&quot;Y&quot;;&quot;N&quot;)" office:value-type="string" office:string-value="Y" calcext:value-type="string">
            <text:p>Y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0.998852" calcext:value-type="float">
            <text:p>0.99885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50];[.H150]);&quot;Y&quot;;&quot;N&quot;)" office:value-type="string" office:string-value="Y" calcext:value-type="string">
            <text:p>Y</text:p>
          </table:table-cell>
          <table:table-cell office:value-type="float" office:value="-0.173094" calcext:value-type="float">
            <text:p>-0.173094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6282" calcext:value-type="float">
            <text:p>0.996282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50];[.P150]);&quot;Y&quot;;&quot;N&quot;)" office:value-type="string" office:string-value="Y" calcext:value-type="string">
            <text:p>Y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5" calcext:value-type="float">
            <text:p>0.5</text:p>
          </table:table-cell>
          <table:table-cell office:value-type="float" office:value="0.998827" calcext:value-type="float">
            <text:p>0.99882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50];[.X150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51];[.Q151]);EXACT([.Q151];[.Y151]));&quot;Y&quot;;&quot;N&quot;)" office:value-type="string" office:string-value="Y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float" office:value="0.644659" calcext:value-type="float">
            <text:p>0.644659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51];[.H151]);&quot;Y&quot;;&quot;N&quot;)" office:value-type="string" office:string-value="Y" calcext:value-type="string">
            <text:p>Y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525883" calcext:value-type="float">
            <text:p>0.525883</text:p>
          </table:table-cell>
          <table:table-cell office:value-type="float" office:value="0.529793" calcext:value-type="float">
            <text:p>0.529793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51];[.P151]);&quot;Y&quot;;&quot;N&quot;)" office:value-type="string" office:string-value="Y" calcext:value-type="string">
            <text:p>Y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4265" calcext:value-type="float">
            <text:p>0.58426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51];[.X151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52];[.Q152]);EXACT([.Q152];[.Y152]));&quot;Y&quot;;&quot;N&quot;)" office:value-type="string" office:string-value="N" calcext:value-type="string">
            <text:p>N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0.075286" calcext:value-type="float">
            <text:p>0.07528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52];[.H152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0.567351" calcext:value-type="float">
            <text:p>0.567351</text:p>
          </table:table-cell>
          <table:table-cell office:value-type="float" office:value="0.533509" calcext:value-type="float">
            <text:p>0.533509</text:p>
          </table:table-cell>
          <table:table-cell office:value-type="float" office:value="0.525883" calcext:value-type="float">
            <text:p>0.525883</text:p>
          </table:table-cell>
          <table:table-cell office:value-type="float" office:value="-0.223994" calcext:value-type="float">
            <text:p>-0.223994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O152];[.P152]);&quot;Y&quot;;&quot;N&quot;)" office:value-type="string" office:string-value="N" calcext:value-type="string">
            <text:p>N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01793" calcext:value-type="float">
            <text:p>-0.101793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style-name="ce7" table:formula="of:=IF(EXACT([.W152];[.X152]);&quot;Y&quot;;&quot;N&quot;)" office:value-type="string" office:string-value="N" calcext:value-type="string">
            <text:p>N</text:p>
          </table:table-cell>
        </table:table-row>
        <table:table-row table:style-name="ro3">
          <table:table-cell table:style-name="ce2" table:formula="of:=IF(AND(EXACT([.I153];[.Q153]);EXACT([.Q153];[.Y153]));&quot;Y&quot;;&quot;N&quot;)" office:value-type="string" office:string-value="Y" calcext:value-type="string">
            <text:p>Y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0.999898" calcext:value-type="float">
            <text:p>0.999898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53];[.H153]);&quot;Y&quot;;&quot;N&quot;)" office:value-type="string" office:string-value="Y" calcext:value-type="string">
            <text:p>Y</text:p>
          </table:table-cell>
          <table:table-cell office:value-type="float" office:value="-0.414621" calcext:value-type="float">
            <text:p>-0.414621</text:p>
          </table:table-cell>
          <table:table-cell office:value-type="float" office:value="-1.277692" calcext:value-type="float">
            <text:p>-1.277692</text:p>
          </table:table-cell>
          <table:table-cell office:value-type="float" office:value="0.136778" calcext:value-type="float">
            <text:p>0.136778</text:p>
          </table:table-cell>
          <table:table-cell office:value-type="float" office:value="0.132781" calcext:value-type="float">
            <text:p>0.132781</text:p>
          </table:table-cell>
          <table:table-cell office:value-type="float" office:value="0.999757" calcext:value-type="float">
            <text:p>0.999757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53];[.P153]);&quot;Y&quot;;&quot;N&quot;)" office:value-type="string" office:string-value="Y" calcext:value-type="string">
            <text:p>Y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508475" calcext:value-type="float">
            <text:p>0.508475</text:p>
          </table:table-cell>
          <table:table-cell office:value-type="float" office:value="0.5" calcext:value-type="float">
            <text:p>0.5</text:p>
          </table:table-cell>
          <table:table-cell office:value-type="float" office:value="0.999924" calcext:value-type="float">
            <text:p>0.999924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53];[.X153]);&quot;Y&quot;;&quot;N&quot;)" office:value-type="string" office:string-value="Y" calcext:value-type="string">
            <text:p>Y</text:p>
          </table:table-cell>
        </table:table-row>
        <table:table-row table:style-name="ro3">
          <table:table-cell table:style-name="ce2" table:formula="of:=IF(AND(EXACT([.I154];[.Q154]);EXACT([.Q154];[.Y154]));&quot;Y&quot;;&quot;N&quot;)" office:value-type="string" office:string-value="Y" calcext:value-type="string">
            <text:p>Y</text:p>
          </table:table-cell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0.889275" calcext:value-type="float">
            <text:p>0.88927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G154];[.H154]);&quot;Y&quot;;&quot;N&quot;)" office:value-type="string" office:string-value="Y" calcext:value-type="string">
            <text:p>Y</text:p>
          </table:table-cell>
          <table:table-cell office:value-type="float" office:value="1.155302" calcext:value-type="float">
            <text:p>1.155302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590184" calcext:value-type="float">
            <text:p>0.590184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690236" calcext:value-type="float">
            <text:p>0.690236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O154];[.P154]);&quot;Y&quot;;&quot;N&quot;)" office:value-type="string" office:string-value="Y" calcext:value-type="string">
            <text:p>Y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068" calcext:value-type="float">
            <text:p>0.644068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864535" calcext:value-type="float">
            <text:p>0.864535</text:p>
          </table:table-cell>
          <table:table-cell table:number-columns-repeated="2" office:value-type="string" calcext:value-type="string">
            <text:p>Iris-versicolor</text:p>
          </table:table-cell>
          <table:table-cell table:style-name="ce7" table:formula="of:=IF(EXACT([.W154];[.X154]);&quot;Y&quot;;&quot;N&quot;)" office:value-type="string" office:string-value="Y" calcext:value-type="string">
            <text:p>Y</text:p>
          </table:table-cell>
        </table:table-row>
        <table:table-row table:style-name="ro3" table:number-rows-repeated="1048421">
          <table:table-cell table:number-columns-repeated="25"/>
        </table:table-row>
        <table:table-row table:style-name="ro3">
          <table:table-cell table:number-columns-repeated="25"/>
        </table:table-row>
        <calcext:conditional-formats>
          <calcext:conditional-format calcext:target-range-address="data.B5:data.I5 data.I6:data.I154 data.Q5:data.Q154 data.Y5:data.Y154">
            <calcext:condition calcext:apply-style-name="Accent" calcext:value="=0" calcext:base-cell-address="data.B5"/>
          </calcext:conditional-format>
          <calcext:conditional-format calcext:target-range-address="data.I2:data.I3 data.Q3:data.Q3 data.Y3:data.Y3 data.I5:data.I1048576 data.Q5:data.Q1048576 data.Y5:data.Y1048576">
            <calcext:condition calcext:apply-style-name="Good" calcext:value="=&quot;Y&quot;" calcext:base-cell-address="data.I2"/>
            <calcext:condition calcext:apply-style-name="Bad" calcext:value="=&quot;N&quot;" calcext:base-cell-address="data.I2"/>
          </calcext:conditional-format>
          <calcext:conditional-format calcext:target-range-address="data.A5:data.A154">
            <calcext:condition calcext:apply-style-name="Good" calcext:value="=&quot;Y&quot;" calcext:base-cell-address="data.A5"/>
            <calcext:condition calcext:apply-style-name="Bad" calcext:value="=&quot;N&quot;" calcext:base-cell-address="data.A5"/>
          </calcext:conditional-format>
        </calcext:conditional-formats>
      </table:table>
      <table:table table:name="different-results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ce12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ce12"/>
        <table:table-column table:style-name="co8" table:number-columns-repeated="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ce12"/>
        <table:table-row table:style-name="ro1">
          <table:table-cell table:style-name="Heading_20_1" office:value-type="string" calcext:value-type="string" table:number-columns-spanned="24" table:number-rows-spanned="1">
            <text:p>Filters</text:p>
          </table:table-cell>
          <table:covered-table-cell table:number-columns-repeated="23" table:style-name="Heading_20_1"/>
        </table:table-row>
        <table:table-row table:style-name="ro2">
          <table:table-cell table:style-name="Heading_20_2" office:value-type="string" calcext:value-type="string" table:number-columns-spanned="8" table:number-rows-spanned="1">
            <text:p>None</text:p>
          </table:table-cell>
          <table:covered-table-cell table:number-columns-repeated="6" table:style-name="Heading_20_2"/>
          <table:covered-table-cell table:style-name="ce10"/>
          <table:table-cell table:style-name="Heading_20_2" office:value-type="string" calcext:value-type="string" table:number-columns-spanned="8" table:number-rows-spanned="1">
            <text:p>Standardised</text:p>
          </table:table-cell>
          <table:covered-table-cell table:number-columns-repeated="7" table:style-name="Heading_20_2"/>
          <table:table-cell table:style-name="Heading_20_2" office:value-type="string" calcext:value-type="string" table:number-columns-spanned="8" table:number-rows-spanned="1">
            <text:p>Normalised</text:p>
          </table:table-cell>
          <table:covered-table-cell table:number-columns-repeated="7" table:style-name="Heading_20_2"/>
        </table:table-row>
        <table:table-row table:style-name="ro3">
          <table:table-cell office:value-type="string" calcext:value-type="string" table:number-columns-spanned="2" table:number-rows-spanned="1">
            <text:p>Sepal</text:p>
          </table:table-cell>
          <table:covered-table-cell/>
          <table:table-cell office:value-type="string" calcext:value-type="string" table:number-columns-spanned="2" table:number-rows-spanned="1">
            <text:p>Petal</text:p>
          </table:table-cell>
          <table:covered-table-cell/>
          <table:table-cell office:value-type="string" calcext:value-type="string" table:number-columns-spanned="1" table:number-rows-spanned="2">
            <text:p>Margin</text:p>
          </table:table-cell>
          <table:table-cell office:value-type="string" calcext:value-type="string" table:number-columns-spanned="2" table:number-rows-spanned="1">
            <text:p>Class</text:p>
          </table:table-cell>
          <table:covered-table-cell/>
          <table:table-cell table:style-name="ce11" office:value-type="string" calcext:value-type="string" table:number-columns-spanned="1" table:number-rows-spanned="2">
            <text:p>Match?</text:p>
          </table:table-cell>
          <table:table-cell office:value-type="string" calcext:value-type="string" table:number-columns-spanned="2" table:number-rows-spanned="1">
            <text:p>Sepal</text:p>
          </table:table-cell>
          <table:covered-table-cell/>
          <table:table-cell office:value-type="string" calcext:value-type="string" table:number-columns-spanned="2" table:number-rows-spanned="1">
            <text:p>Petal</text:p>
          </table:table-cell>
          <table:covered-table-cell/>
          <table:table-cell office:value-type="string" calcext:value-type="string" table:number-columns-spanned="1" table:number-rows-spanned="2">
            <text:p>Margin</text:p>
          </table:table-cell>
          <table:table-cell office:value-type="string" calcext:value-type="string" table:number-columns-spanned="2" table:number-rows-spanned="1">
            <text:p>Class</text:p>
          </table:table-cell>
          <table:covered-table-cell/>
          <table:table-cell table:style-name="ce11" office:value-type="string" calcext:value-type="string" table:number-columns-spanned="1" table:number-rows-spanned="2">
            <text:p>Match?</text:p>
          </table:table-cell>
          <table:table-cell office:value-type="string" calcext:value-type="string" table:number-columns-spanned="2" table:number-rows-spanned="1">
            <text:p>Sepal</text:p>
          </table:table-cell>
          <table:covered-table-cell/>
          <table:table-cell office:value-type="string" calcext:value-type="string" table:number-columns-spanned="2" table:number-rows-spanned="1">
            <text:p>Petal</text:p>
          </table:table-cell>
          <table:covered-table-cell/>
          <table:table-cell office:value-type="string" calcext:value-type="string" table:number-columns-spanned="1" table:number-rows-spanned="2">
            <text:p>Margin</text:p>
          </table:table-cell>
          <table:table-cell office:value-type="string" calcext:value-type="string" table:number-columns-spanned="2" table:number-rows-spanned="1">
            <text:p>Class</text:p>
          </table:table-cell>
          <table:covered-table-cell/>
          <table:table-cell table:style-name="ce11" office:value-type="string" calcext:value-type="string" table:number-columns-spanned="1" table:number-rows-spanned="2">
            <text:p>Match?</text:p>
          </table:table-cell>
        </table:table-row>
        <table:table-row table:style-name="ro3"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covered-table-cell/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  <table:covered-table-cell table:style-name="Default"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covered-table-cell/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  <table:covered-table-cell table:style-name="Default"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covered-table-cell/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  <table:covered-table-cell table:style-name="Default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0.180658" calcext:value-type="float">
            <text:p>0.180658</text:p>
          </table:table-cell>
          <table:table-cell table:number-columns-repeated="2" office:value-type="string" calcext:value-type="string">
            <text:p>Iris-versicolor</text:p>
          </table:table-cell>
          <table:table-cell table:formula="of:=IF(EXACT([.F5];[.G5]);&quot;Y&quot;;&quot;N&quot;)" office:value-type="string" office:string-value="Y" calcext:value-type="string">
            <text:p>Y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-0.816431" calcext:value-type="float">
            <text:p>-0.816431</text:p>
          </table:table-cell>
          <table:table-cell office:value-type="float" office:value="0.760212" calcext:value-type="float">
            <text:p>0.760212</text:p>
          </table:table-cell>
          <table:table-cell office:value-type="float" office:value="0.525883" calcext:value-type="float">
            <text:p>0.525883</text:p>
          </table:table-cell>
          <table:table-cell office:value-type="float" office:value="-0.256458" calcext:value-type="float">
            <text:p>-0.256458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formula="of:=IF(EXACT([.N5];[.O5]);&quot;Y&quot;;&quot;N&quot;)" office:value-type="string" office:string-value="N" calcext:value-type="string">
            <text:p>N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94915" calcext:value-type="float">
            <text:p>0.6949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8146" calcext:value-type="float">
            <text:p>0.28146</text:p>
          </table:table-cell>
          <table:table-cell table:number-columns-repeated="2" office:value-type="string" calcext:value-type="string">
            <text:p>Iris-versicolor</text:p>
          </table:table-cell>
          <table:table-cell table:formula="of:=IF(EXACT([.V5];[.W5]);&quot;Y&quot;;&quot;N&quot;)" office:value-type="string" office:string-value="Y" calcext:value-type="string">
            <text:p>Y</text:p>
          </table:table-cell>
        </table:table-row>
        <table:table-row table:style-name="ro3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.757852" calcext:value-type="float">
            <text:p>0.757852</text:p>
          </table:table-cell>
          <table:table-cell table:number-columns-repeated="2" office:value-type="string" calcext:value-type="string">
            <text:p>Iris-virginica</text:p>
          </table:table-cell>
          <table:table-cell table:formula="of:=IF(EXACT([.F6];[.G6]);&quot;Y&quot;;&quot;N&quot;)" office:value-type="string" office:string-value="Y" calcext:value-type="string">
            <text:p>Y</text:p>
          </table:table-cell>
          <table:table-cell office:value-type="float" office:value="0.430722" calcext:value-type="float">
            <text:p>0.430722</text:p>
          </table:table-cell>
          <table:table-cell office:value-type="float" office:value="-0.585801" calcext:value-type="float">
            <text:p>-0.585801</text:p>
          </table:table-cell>
          <table:table-cell office:value-type="float" office:value="0.590184" calcext:value-type="float">
            <text:p>0.590184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-0.037655" calcext:value-type="float">
            <text:p>-0.037655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formula="of:=IF(EXACT([.N6];[.O6]);&quot;Y&quot;;&quot;N&quot;)" office:value-type="string" office:string-value="N" calcext:value-type="string">
            <text:p>N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13713" calcext:value-type="float">
            <text:p>0.713713</text:p>
          </table:table-cell>
          <table:table-cell table:number-columns-repeated="2" office:value-type="string" calcext:value-type="string">
            <text:p>Iris-virginica</text:p>
          </table:table-cell>
          <table:table-cell table:formula="of:=IF(EXACT([.V6];[.W6]);&quot;Y&quot;;&quot;N&quot;)" office:value-type="string" office:string-value="Y" calcext:value-type="string">
            <text:p>Y</text:p>
          </table:table-cell>
        </table:table-row>
        <table:table-row table:style-name="ro3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0.283939" calcext:value-type="float">
            <text:p>0.283939</text:p>
          </table:table-cell>
          <table:table-cell table:number-columns-repeated="2" office:value-type="string" calcext:value-type="string">
            <text:p>Iris-versicolor</text:p>
          </table:table-cell>
          <table:table-cell table:formula="of:=IF(EXACT([.F7];[.G7]);&quot;Y&quot;;&quot;N&quot;)" office:value-type="string" office:string-value="Y" calcext:value-type="string">
            <text:p>Y</text:p>
          </table:table-cell>
          <table:table-cell office:value-type="float" office:value="1.276066" calcext:value-type="float">
            <text:p>1.276066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64686" calcext:value-type="float">
            <text:p>0.64686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-0.290653" calcext:value-type="float">
            <text:p>-0.290653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formula="of:=IF(EXACT([.N7];[.O7]);&quot;Y&quot;;&quot;N&quot;)" office:value-type="string" office:string-value="N" calcext:value-type="string">
            <text:p>N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661017" calcext:value-type="float">
            <text:p>0.66101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0.301009" calcext:value-type="float">
            <text:p>-0.301009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formula="of:=IF(EXACT([.V7];[.W7]);&quot;Y&quot;;&quot;N&quot;)" office:value-type="string" office:string-value="N" calcext:value-type="string">
            <text:p>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.784535" calcext:value-type="float">
            <text:p>0.784535</text:p>
          </table:table-cell>
          <table:table-cell table:number-columns-repeated="2" office:value-type="string" calcext:value-type="string">
            <text:p>Iris-virginica</text:p>
          </table:table-cell>
          <table:table-cell table:formula="of:=IF(EXACT([.F8];[.G8]);&quot;Y&quot;;&quot;N&quot;)" office:value-type="string" office:string-value="Y" calcext:value-type="string">
            <text:p>Y</text:p>
          </table:table-cell>
          <table:table-cell office:value-type="float" office:value="0.189196" calcext:value-type="float">
            <text:p>0.189196</text:p>
          </table:table-cell>
          <table:table-cell office:value-type="float" office:value="-0.12454" calcext:value-type="float">
            <text:p>-0.12454</text:p>
          </table:table-cell>
          <table:table-cell office:value-type="float" office:value="0.590184" calcext:value-type="float">
            <text:p>0.590184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-0.047227" calcext:value-type="float">
            <text:p>-0.047227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formula="of:=IF(EXACT([.N8];[.O8]);&quot;Y&quot;;&quot;N&quot;)" office:value-type="string" office:string-value="N" calcext:value-type="string">
            <text:p>N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59071" calcext:value-type="float">
            <text:p>0.759071</text:p>
          </table:table-cell>
          <table:table-cell table:number-columns-repeated="2" office:value-type="string" calcext:value-type="string">
            <text:p>Iris-virginica</text:p>
          </table:table-cell>
          <table:table-cell table:formula="of:=IF(EXACT([.V8];[.W8]);&quot;Y&quot;;&quot;N&quot;)" office:value-type="string" office:string-value="Y" calcext:value-type="string">
            <text:p>Y</text:p>
          </table:table-cell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-0.410834" calcext:value-type="float">
            <text:p>-0.410834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formula="of:=IF(EXACT([.F9];[.G9]);&quot;Y&quot;;&quot;N&quot;)" office:value-type="string" office:string-value="N" calcext:value-type="string">
            <text:p>N</text:p>
          </table:table-cell>
          <table:table-cell office:value-type="float" office:value="0.309959" calcext:value-type="float">
            <text:p>0.309959</text:p>
          </table:table-cell>
          <table:table-cell office:value-type="float" office:value="-1.047062" calcext:value-type="float">
            <text:p>-1.047062</text:p>
          </table:table-cell>
          <table:table-cell office:value-type="float" office:value="1.043591" calcext:value-type="float">
            <text:p>1.043591</text:p>
          </table:table-cell>
          <table:table-cell office:value-type="float" office:value="0.263815" calcext:value-type="float">
            <text:p>0.263815</text:p>
          </table:table-cell>
          <table:table-cell office:value-type="float" office:value="0.059153" calcext:value-type="float">
            <text:p>0.059153</text:p>
          </table:table-cell>
          <table:table-cell table:number-columns-repeated="2" office:value-type="string" calcext:value-type="string">
            <text:p>Iris-virginica</text:p>
          </table:table-cell>
          <table:table-cell table:formula="of:=IF(EXACT([.N9];[.O9]);&quot;Y&quot;;&quot;N&quot;)" office:value-type="string" office:string-value="Y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79661" calcext:value-type="float">
            <text:p>0.77966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-0.378849" calcext:value-type="float">
            <text:p>-0.378849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table:formula="of:=IF(EXACT([.V9];[.W9]);&quot;Y&quot;;&quot;N&quot;)" office:value-type="string" office:string-value="N" calcext:value-type="string">
            <text:p>N</text:p>
          </table:table-cell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0.075286" calcext:value-type="float">
            <text:p>0.075286</text:p>
          </table:table-cell>
          <table:table-cell table:number-columns-repeated="2" office:value-type="string" calcext:value-type="string">
            <text:p>Iris-versicolor</text:p>
          </table:table-cell>
          <table:table-cell table:formula="of:=IF(EXACT([.F10];[.G10]);&quot;Y&quot;;&quot;N&quot;)" office:value-type="string" office:string-value="Y" calcext:value-type="string">
            <text:p>Y</text:p>
          </table:table-cell>
          <table:table-cell office:value-type="float" office:value="0.551486" calcext:value-type="float">
            <text:p>0.551486</text:p>
          </table:table-cell>
          <table:table-cell office:value-type="float" office:value="0.567351" calcext:value-type="float">
            <text:p>0.567351</text:p>
          </table:table-cell>
          <table:table-cell office:value-type="float" office:value="0.533509" calcext:value-type="float">
            <text:p>0.533509</text:p>
          </table:table-cell>
          <table:table-cell office:value-type="float" office:value="0.525883" calcext:value-type="float">
            <text:p>0.525883</text:p>
          </table:table-cell>
          <table:table-cell office:value-type="float" office:value="-0.223994" calcext:value-type="float">
            <text:p>-0.223994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formula="of:=IF(EXACT([.N10];[.O10]);&quot;Y&quot;;&quot;N&quot;)" office:value-type="string" office:string-value="N" calcext:value-type="string">
            <text:p>N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01793" calcext:value-type="float">
            <text:p>-0.101793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Iris-versicolor</text:p>
          </table:table-cell>
          <table:table-cell table:formula="of:=IF(EXACT([.V10];[.W10]);&quot;Y&quot;;&quot;N&quot;)" office:value-type="string" office:string-value="N" calcext:value-type="string">
            <text:p>N</text:p>
          </table:table-cell>
        </table:table-row>
        <calcext:conditional-formats>
          <calcext:conditional-format calcext:target-range-address="'different-results'.H2:'different-results'.H3 'different-results'.P3:'different-results'.P3 'different-results'.X3:'different-results'.X3 'different-results'.H5:'different-results'.H10 'different-results'.P5:'different-results'.P10 'different-results'.X5:'different-results'.X10">
            <calcext:condition calcext:apply-style-name="Good" calcext:value="=&quot;Y&quot;" calcext:base-cell-address="'different-results'.H2"/>
            <calcext:condition calcext:apply-style-name="Bad" calcext:value="=&quot;N&quot;" calcext:base-cell-address="'different-results'.H2"/>
          </calcext:conditional-format>
          <calcext:conditional-format calcext:target-range-address="'different-results'.H5:'different-results'.H10 'different-results'.P5:'different-results'.P10 'different-results'.X5:'different-results'.X10">
            <calcext:condition calcext:apply-style-name="Accent" calcext:value="=0" calcext:base-cell-address="'different-results'.H5"/>
          </calcext:conditional-format>
        </calcext:conditional-formats>
      </table:table>
      <table:table table:name="models" table:style-name="ta1">
        <table:table-column table:style-name="co9" table:default-cell-style-name="Heading_20_1"/>
        <table:table-column table:style-name="co10" table:default-cell-style-name="Heading_20_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3" table:default-cell-style-name="Default"/>
        <table:table-row table:style-name="ro1">
          <table:table-cell table:number-columns-spanned="1" table:number-rows-spanned="3"/>
          <table:table-cell table:style-name="Heading_20_1" table:number-columns-spanned="1" table:number-rows-spanned="3"/>
          <table:table-cell table:style-name="Heading_20_1" office:value-type="string" calcext:value-type="string">
            <text:p>Filters</text:p>
          </table:table-cell>
          <table:table-cell table:style-name="Heading_20_1" table:number-columns-repeated="21"/>
        </table:table-row>
        <table:table-row table:style-name="ro2">
          <table:covered-table-cell table:style-name="Default"/>
          <table:covered-table-cell/>
          <table:table-cell table:style-name="Heading_20_2" office:value-type="string" calcext:value-type="string" table:number-columns-spanned="3" table:number-rows-spanned="1">
            <text:p>None</text:p>
          </table:table-cell>
          <table:covered-table-cell table:number-columns-repeated="2" table:style-name="Heading_20_2"/>
          <table:table-cell table:style-name="Heading_20_2" office:value-type="string" calcext:value-type="string" table:number-columns-spanned="3" table:number-rows-spanned="1">
            <text:p>Standardised</text:p>
          </table:table-cell>
          <table:covered-table-cell table:style-name="Heading_20_2"/>
          <table:covered-table-cell table:style-name="ce13"/>
          <table:table-cell table:style-name="Heading_20_2" office:value-type="string" calcext:value-type="string" table:number-columns-spanned="3" table:number-rows-spanned="1">
            <text:p>Normalised</text:p>
          </table:table-cell>
          <table:covered-table-cell table:number-columns-repeated="2" table:style-name="Heading_20_2"/>
          <table:table-cell table:style-name="Heading_20_2" table:number-columns-repeated="5"/>
          <table:table-cell/>
          <table:table-cell table:style-name="Heading_20_2" table:number-columns-repeated="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setosa</text:p>
          </table:table-cell>
          <table:table-cell office:value-type="string" calcext:value-type="string">
            <text:p>versicolor</text:p>
          </table:table-cell>
          <table:table-cell office:value-type="string" calcext:value-type="string">
            <text:p>virginica</text:p>
          </table:table-cell>
          <table:table-cell office:value-type="string" calcext:value-type="string">
            <text:p>setosa</text:p>
          </table:table-cell>
          <table:table-cell office:value-type="string" calcext:value-type="string">
            <text:p>versicolor</text:p>
          </table:table-cell>
          <table:table-cell office:value-type="string" calcext:value-type="string">
            <text:p>virginica</text:p>
          </table:table-cell>
          <table:table-cell office:value-type="string" calcext:value-type="string">
            <text:p>setosa</text:p>
          </table:table-cell>
          <table:table-cell office:value-type="string" calcext:value-type="string">
            <text:p>versicolor</text:p>
          </table:table-cell>
          <table:table-cell office:value-type="string" calcext:value-type="string">
            <text:p>virginica</text:p>
          </table:table-cell>
          <table:table-cell table:number-columns-repeated="13"/>
        </table:table-row>
        <table:table-row table:style-name="ro2">
          <table:table-cell office:value-type="string" calcext:value-type="string" table:number-columns-spanned="1" table:number-rows-spanned="4">
            <text:p>sepallength</text:p>
          </table:table-cell>
          <table:table-cell office:value-type="string" calcext:value-type="string">
            <text:p>mean</text:p>
          </table:table-cell>
          <table:table-cell office:value-type="float" office:value="4.9913" calcext:value-type="float">
            <text:p>4.9913</text:p>
          </table:table-cell>
          <table:table-cell office:value-type="float" office:value="5.9379" calcext:value-type="float">
            <text:p>5.9379</text:p>
          </table:table-cell>
          <table:table-cell office:value-type="float" office:value="6.5795" calcext:value-type="float">
            <text:p>6.5795</text:p>
          </table:table-cell>
          <table:table-cell office:value-type="float" office:value="-1.0153" calcext:value-type="float">
            <text:p>-1.015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6371" calcext:value-type="float">
            <text:p>0.6371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std. dev.</text:p>
          </table:table-cell>
          <table:table-cell office:value-type="float" office:value="0.355" calcext:value-type="float">
            <text:p>0.355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738" calcext:value-type="float">
            <text:p>0.1738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eight sum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precision</text:p>
          </table:table-cell>
          <table:table-cell table:number-columns-repeated="3" office:value-type="float" office:value="0.1059" calcext:value-type="float">
            <text:p>0.1059</text:p>
          </table:table-cell>
          <table:table-cell table:number-columns-repeated="3" office:value-type="float" office:value="0.1279" calcext:value-type="float">
            <text:p>0.1279</text:p>
          </table:table-cell>
          <table:table-cell table:number-columns-repeated="3" office:value-type="float" office:value="0.0294" calcext:value-type="float">
            <text:p>0.0294</text:p>
          </table:table-cell>
          <table:table-cell table:number-columns-repeated="13"/>
        </table:table-row>
        <table:table-row table:style-name="ro2">
          <table:table-cell office:value-type="string" calcext:value-type="string" table:number-columns-spanned="1" table:number-rows-spanned="4">
            <text:p>sepalwidth</text:p>
          </table:table-cell>
          <table:table-cell office:value-type="string" calcext:value-type="string">
            <text:p>mean</text:p>
          </table:table-cell>
          <table:table-cell office:value-type="float" office:value="3.4015" calcext:value-type="float">
            <text:p>3.4015</text:p>
          </table:table-cell>
          <table:table-cell office:value-type="float" office:value="2.7687" calcext:value-type="float">
            <text:p>2.7687</text:p>
          </table:table-cell>
          <table:table-cell office:value-type="float" office:value="2.9629" calcext:value-type="float">
            <text:p>2.9629</text:p>
          </table:table-cell>
          <table:table-cell office:value-type="float" office:value="0.835" calcext:value-type="float">
            <text:p>0.835</text:p>
          </table:table-cell>
          <table:table-cell office:value-type="float" office:value="-0.6189" calcext:value-type="float">
            <text:p>-0.6189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4018" calcext:value-type="float">
            <text:p>0.4018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std. dev.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312" calcext:value-type="float">
            <text:p>0.1312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eight sum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precision</text:p>
          </table:table-cell>
          <table:table-cell table:number-columns-repeated="3" office:value-type="float" office:value="0.1091" calcext:value-type="float">
            <text:p>0.1091</text:p>
          </table:table-cell>
          <table:table-cell table:number-columns-repeated="3" office:value-type="float" office:value="0.2516" calcext:value-type="float">
            <text:p>0.2516</text:p>
          </table:table-cell>
          <table:table-cell table:number-columns-repeated="3" office:value-type="float" office:value="0.0455" calcext:value-type="float">
            <text:p>0.0455</text:p>
          </table:table-cell>
          <table:table-cell table:number-columns-repeated="13"/>
        </table:table-row>
        <table:table-row table:style-name="ro2">
          <table:table-cell office:value-type="string" calcext:value-type="string" table:number-columns-spanned="1" table:number-rows-spanned="4">
            <text:p>petallength</text:p>
          </table:table-cell>
          <table:table-cell office:value-type="string" calcext:value-type="string">
            <text:p>mean</text:p>
          </table:table-cell>
          <table:table-cell office:value-type="float" office:value="1.4694" calcext:value-type="float">
            <text:p>1.4694</text:p>
          </table:table-cell>
          <table:table-cell office:value-type="float" office:value="4.2452" calcext:value-type="float">
            <text:p>4.2452</text:p>
          </table:table-cell>
          <table:table-cell office:value-type="float" office:value="5.5516" calcext:value-type="float">
            <text:p>5.5516</text:p>
          </table:table-cell>
          <table:table-cell office:value-type="float" office:value="-1.3057" calcext:value-type="float">
            <text:p>-1.3057</text:p>
          </table:table-cell>
          <table:table-cell office:value-type="float" office:value="0.2866" calcext:value-type="float">
            <text:p>0.2866</text:p>
          </table:table-cell>
          <table:table-cell office:value-type="float" office:value="1.0207" calcext:value-type="float">
            <text:p>1.0207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771" calcext:value-type="float">
            <text:p>0.771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std. dev.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4" calcext:value-type="float">
            <text:p>0.094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eight sum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precision</text:p>
          </table:table-cell>
          <table:table-cell table:number-columns-repeated="3" office:value-type="float" office:value="0.1405" calcext:value-type="float">
            <text:p>0.1405</text:p>
          </table:table-cell>
          <table:table-cell table:number-columns-repeated="3" office:value-type="float" office:value="0.0796" calcext:value-type="float">
            <text:p>0.0796</text:p>
          </table:table-cell>
          <table:table-cell table:number-columns-repeated="3" office:value-type="float" office:value="0.0238" calcext:value-type="float">
            <text:p>0.0238</text:p>
          </table:table-cell>
          <table:table-cell table:number-columns-repeated="13"/>
        </table:table-row>
        <table:table-row table:style-name="ro2">
          <table:table-cell office:value-type="string" calcext:value-type="string" table:number-columns-spanned="1" table:number-rows-spanned="4">
            <text:p>petalwidth</text:p>
          </table:table-cell>
          <table:table-cell office:value-type="string" calcext:value-type="string">
            <text:p>mean</text:p>
          </table:table-cell>
          <table:table-cell office:value-type="float" office:value="0.2743" calcext:value-type="float">
            <text:p>0.2743</text:p>
          </table:table-cell>
          <table:table-cell office:value-type="float" office:value="1.3097" calcext:value-type="float">
            <text:p>1.3097</text:p>
          </table:table-cell>
          <table:table-cell office:value-type="float" office:value="2.0343" calcext:value-type="float">
            <text:p>2.0343</text:p>
          </table:table-cell>
          <table:table-cell office:value-type="float" office:value="-1.2819" calcext:value-type="float">
            <text:p>-1.2819</text:p>
          </table:table-cell>
          <table:table-cell office:value-type="float" office:value="0.1827" calcext:value-type="float">
            <text:p>0.1827</text:p>
          </table:table-cell>
          <table:table-cell office:value-type="float" office:value="1.0902" calcext:value-type="float">
            <text:p>1.0902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8057" calcext:value-type="float">
            <text:p>0.8057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std. dev.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1118" calcext:value-type="float">
            <text:p>0.1118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eight sum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precision</text:p>
          </table:table-cell>
          <table:table-cell table:number-columns-repeated="3" office:value-type="float" office:value="0.1143" calcext:value-type="float">
            <text:p>0.1143</text:p>
          </table:table-cell>
          <table:table-cell table:number-columns-repeated="3" office:value-type="float" office:value="0.1498" calcext:value-type="float">
            <text:p>0.1498</text:p>
          </table:table-cell>
          <table:table-cell table:number-columns-repeated="3" office:value-type="float" office:value="0.0476" calcext:value-type="float">
            <text:p>0.0476</text:p>
          </table:table-cell>
          <table:table-cell table:number-columns-repeated="13"/>
        </table:table-row>
        <calcext:conditional-formats>
          <calcext:conditional-format calcext:target-range-address="models.H2:models.H2">
            <calcext:condition calcext:apply-style-name="Good" calcext:value="=&quot;Y&quot;" calcext:base-cell-address="models.H2"/>
            <calcext:condition calcext:apply-style-name="Bad" calcext:value="=&quot;N&quot;" calcext:base-cell-address="models.H2"/>
          </calcext:conditional-format>
        </calcext:conditional-formats>
      </table:table>
      <table:named-expressions/>
      <table:database-ranges>
        <table:database-range table:name="__Anonymous_Sheet_DB__0" table:target-range-address="data.A1:data.A1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5:35:10.444256372</dc:date>
    <meta:editing-duration>PT33M30S</meta:editing-duration>
    <meta:editing-cycles>13</meta:editing-cycles>
    <meta:generator>LibreOffice/6.2.8.2$Linux_X86_64 LibreOffice_project/20$Build-2</meta:generator>
    <meta:document-statistic meta:table-count="3" meta:cell-count="4146" meta:object-count="0"/>
  </office:meta>
</office:document-meta>
</file>